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23.83mm"/>
    </style:style>
    <style:style style:name="ro1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</style:style>
    <style:style style:name="ce3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Default" style:data-style-name="N100">
      <style:table-cell-properties fo:border-bottom="none" fo:border-left="2.01pt solid #000000" fo:border-right="none" fo:border-top="none"/>
    </style:style>
    <style:style style:name="ce5" style:family="table-cell" style:parent-style-name="Default" style:data-style-name="N100">
      <style:table-cell-properties fo:border-bottom="2.01pt solid #000000" fo:border-left="2.01pt solid #000000" fo:border-right="none" fo:border-top="none"/>
    </style:style>
    <style:style style:name="ce6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Default">
      <style:table-cell-properties fo:border-bottom="2.01pt solid #000000" fo:border-left="none" fo:border-right="none" fo:border-top="none"/>
    </style:style>
    <style:style style:name="ce9" style:family="table-cell" style:parent-style-name="Default" style:data-style-name="N10004"/>
    <style:style style:name="ce10" style:family="table-cell" style:parent-style-name="Default" style:data-style-name="N10000"/>
    <style:style style:name="ce11" style:family="table-cell" style:parent-style-name="Default" style:data-style-name="N10000">
      <style:table-cell-properties fo:border-bottom="2.01pt solid #000000" fo:border-left="none" fo:border-right="none" fo:border-top="none"/>
    </style:style>
    <style:style style:name="ce12" style:family="table-cell" style:parent-style-name="Default" style:data-style-name="N10004">
      <style:table-cell-properties fo:border-bottom="2.01pt solid #000000" fo:border-left="none" fo:border-right="none" fo:border-top="none"/>
    </style:style>
    <style:style style:name="ce13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Default">
      <style:table-cell-properties fo:border-bottom="none" fo:border-left="none" fo:border-right="2.01pt solid #000000" fo:border-top="none"/>
    </style:style>
    <style:style style:name="ce15" style:family="table-cell" style:parent-style-name="Default">
      <style:table-cell-properties fo:border-bottom="0.99pt solid #000000" fo:border-left="0.99pt solid #000000" fo:border-right="2.01pt solid #000000" fo:border-top="0.99pt solid #000000"/>
    </style:style>
    <style:style style:name="ce16" style:family="table-cell" style:parent-style-name="Default">
      <style:table-cell-properties fo:border-bottom="2.01pt solid #000000" fo:border-left="none" fo:border-right="2.01pt solid #000000" fo:border-top="none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order-bottom="2.01pt solid #000000" fo:border-left="none" fo:border-right="none" fo:border-top="none"/>
    </style:style>
    <style:style style:name="ce21" style:family="table-cell" style:parent-style-name="Default" style:data-style-name="N10000">
      <style:table-cell-properties fo:border="0.99pt solid #000000"/>
    </style:style>
    <style:style style:name="ce2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</style:style>
    <style:style style:name="ce24" style:family="table-cell" style:parent-style-name="Default">
      <style:table-cell-properties fo:border-bottom="none" fo:border-left="2.01pt solid #000000" fo:border-right="none" fo:border-top="none"/>
    </style:style>
    <style:style style:name="ce25" style:family="table-cell" style:parent-style-name="Default">
      <style:table-cell-properties fo:border-bottom="2.01pt solid #000000" fo:border-left="2.01pt solid #000000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2.01pt solid #000000"/>
    </style:style>
    <style:style style:name="ce27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8" style:family="table-cell" style:parent-style-name="Default" style:data-style-name="N2"/>
    <style:style style:name="ce29" style:family="table-cell" style:parent-style-name="Default" style:data-style-name="N2">
      <style:table-cell-properties fo:border-bottom="2.01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2.01pt solid #000000" fo:border-top="2.01pt solid #000000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32" style:family="table-cell" style:parent-style-name="Default" style:data-style-name="N110">
      <style:table-cell-properties fo:border-bottom="none" fo:border-left="none" fo:border-right="2.01pt solid #000000" fo:border-top="none"/>
    </style:style>
    <style:style style:name="ce33" style:family="table-cell" style:parent-style-name="Default" style:data-style-name="N110">
      <style:table-cell-properties fo:border-bottom="2.01pt solid #000000" fo:border-left="none" fo:border-right="2.01pt solid #000000" fo:border-top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nfiltered" table:style-name="ta1">
        <table:table-column table:style-name="co1" table:default-cell-style-name="ce4"/>
        <table:table-column table:style-name="co2" table:number-columns-repeated="3" table:default-cell-style-name="Default"/>
        <table:table-column table:style-name="co2" table:default-cell-style-name="ce10"/>
        <table:table-column table:style-name="co2" table:default-cell-style-name="ce9"/>
        <table:table-column table:style-name="co2" table:number-columns-repeated="3" table:default-cell-style-name="Default"/>
        <table:table-column table:style-name="co2" table:default-cell-style-name="ce14"/>
        <table:table-column table:style-name="co1" table:default-cell-style-name="ce19"/>
        <table:table-column table:style-name="co2" table:number-columns-repeated="3" table:default-cell-style-name="Default"/>
        <table:table-column table:style-name="co2" table:default-cell-style-name="ce10"/>
        <table:table-column table:style-name="co2" table:default-cell-style-name="ce9"/>
        <table:table-column table:style-name="co2" table:number-columns-repeated="3" table:default-cell-style-name="Default"/>
        <table:table-column table:style-name="co3" table:default-cell-style-name="ce1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Balanceador com Round Robin</text:p>
          </table:table-cell>
          <table:covered-table-cell table:number-columns-repeated="8" table:style-name="ce6"/>
          <table:covered-table-cell table:style-name="ce13"/>
          <table:table-cell table:style-name="ce17" office:value-type="string" calcext:value-type="string" table:number-columns-spanned="10" table:number-rows-spanned="1">
            <text:p>Balanceador com endereço IP de origem</text:p>
          </table:table-cell>
          <table:covered-table-cell table:number-columns-repeated="8" table:style-name="ce6"/>
          <table:covered-table-cell table:style-name="ce1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1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style-name="ce18" office:value-type="string" calcext:value-type="string" table:number-columns-spanned="10" table:number-rows-spanned="1">
            <text:p>CLIENTE 1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Date &amp; Time</text:p>
          </table:table-cell>
          <table:table-cell table:style-name="ce7" office:value-type="string" calcext:value-type="string">
            <text:p>Trans</text:p>
          </table:table-cell>
          <table:table-cell table:style-name="ce7" office:value-type="string" calcext:value-type="string">
            <text:p>Elap Time</text:p>
          </table:table-cell>
          <table:table-cell table:style-name="ce7" office:value-type="string" calcext:value-type="string">
            <text:p>Data Trans</text:p>
          </table:table-cell>
          <table:table-cell table:style-name="ce7" office:value-type="string" calcext:value-type="string">
            <text:p>Resp Time</text:p>
          </table:table-cell>
          <table:table-cell table:style-name="ce7" office:value-type="string" calcext:value-type="string">
            <text:p>Trans Rate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>
            <text:p>Concurrent</text:p>
          </table:table-cell>
          <table:table-cell table:style-name="ce7" office:value-type="string" calcext:value-type="string">
            <text:p>OKAY</text:p>
          </table:table-cell>
          <table:table-cell table:style-name="ce15" office:value-type="string" calcext:value-type="string">
            <text:p>Failed</text:p>
          </table:table-cell>
          <table:table-cell table:style-name="ce7" office:value-type="string" calcext:value-type="string">
            <text:p>Date &amp; Time</text:p>
          </table:table-cell>
          <table:table-cell table:style-name="ce7" office:value-type="string" calcext:value-type="string">
            <text:p>Trans</text:p>
          </table:table-cell>
          <table:table-cell table:style-name="ce7" office:value-type="string" calcext:value-type="string">
            <text:p>Elap Time</text:p>
          </table:table-cell>
          <table:table-cell table:style-name="ce7" office:value-type="string" calcext:value-type="string">
            <text:p>Data Trans</text:p>
          </table:table-cell>
          <table:table-cell table:style-name="ce7" office:value-type="string" calcext:value-type="string">
            <text:p>Resp Time</text:p>
          </table:table-cell>
          <table:table-cell table:style-name="ce7" office:value-type="string" calcext:value-type="string">
            <text:p>Trans Rate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>
            <text:p>Concurrent</text:p>
          </table:table-cell>
          <table:table-cell table:style-name="ce7" office:value-type="string" calcext:value-type="string">
            <text:p>OKAY</text:p>
          </table:table-cell>
          <table:table-cell table:style-name="ce15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01:25</text:p>
          </table:table-cell>
          <table:table-cell office:value-type="float" office:value="46576" calcext:value-type="float">
            <text:p>46576</text:p>
          </table:table-cell>
          <table:table-cell office:value-type="string" calcext:value-type="string">
            <text:p>59.17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0.13" calcext:value-type="float">
            <text:p>0.13</text:p>
          </table:table-cell>
          <table:table-cell office:value-type="float" office:value="787.16" calcext:value-type="float">
            <text:p>787.1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99.61</text:p>
          </table:table-cell>
          <table:table-cell office:value-type="float" office:value="46576" calcext:value-type="float">
            <text:p>465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6-29 00:51:05</text:p>
          </table:table-cell>
          <table:table-cell office:value-type="float" office:value="42303" calcext:value-type="float">
            <text:p>42303</text:p>
          </table:table-cell>
          <table:table-cell office:value-type="string" calcext:value-type="string">
            <text:p>59.44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office:value-type="float" office:value="711.69" calcext:value-type="float">
            <text:p>711.6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9.38</text:p>
          </table:table-cell>
          <table:table-cell office:value-type="float" office:value="42303" calcext:value-type="float">
            <text:p>4230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07:25</text:p>
          </table:table-cell>
          <table:table-cell office:value-type="float" office:value="47518" calcext:value-type="float">
            <text:p>47518</text:p>
          </table:table-cell>
          <table:table-cell office:value-type="string" calcext:value-type="string">
            <text:p>59.9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0.25" calcext:value-type="float">
            <text:p>0.25</text:p>
          </table:table-cell>
          <table:table-cell office:value-type="float" office:value="792.63" calcext:value-type="float">
            <text:p>792.6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27</text:p>
          </table:table-cell>
          <table:table-cell office:value-type="float" office:value="47518" calcext:value-type="float">
            <text:p>475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8-06-29 00:57:05</text:p>
          </table:table-cell>
          <table:table-cell office:value-type="float" office:value="45642" calcext:value-type="float">
            <text:p>45642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office:value-type="float" office:value="761.21" calcext:value-type="float">
            <text:p>761.2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97.80</text:p>
          </table:table-cell>
          <table:table-cell office:value-type="float" office:value="45642" calcext:value-type="float">
            <text:p>4564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13:25</text:p>
          </table:table-cell>
          <table:table-cell office:value-type="float" office:value="47761" calcext:value-type="float">
            <text:p>47761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0.37" calcext:value-type="float">
            <text:p>0.37</text:p>
          </table:table-cell>
          <table:table-cell office:value-type="float" office:value="796.81" calcext:value-type="float">
            <text:p>796.8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93.64</text:p>
          </table:table-cell>
          <table:table-cell office:value-type="float" office:value="47761" calcext:value-type="float">
            <text:p>477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8-06-29 01:03:05</text:p>
          </table:table-cell>
          <table:table-cell office:value-type="float" office:value="43862" calcext:value-type="float">
            <text:p>43862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731.52" calcext:value-type="float">
            <text:p>731.5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5.43</text:p>
          </table:table-cell>
          <table:table-cell office:value-type="float" office:value="43862" calcext:value-type="float">
            <text:p>4386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19:25</text:p>
          </table:table-cell>
          <table:table-cell office:value-type="float" office:value="48217" calcext:value-type="float">
            <text:p>48217</text:p>
          </table:table-cell>
          <table:table-cell office:value-type="string" calcext:value-type="string">
            <text:p>60.03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0.49" calcext:value-type="float">
            <text:p>0.49</text:p>
          </table:table-cell>
          <table:table-cell office:value-type="float" office:value="803.22" calcext:value-type="float">
            <text:p>803.2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389.61</text:p>
          </table:table-cell>
          <table:table-cell office:value-type="float" office:value="48217" calcext:value-type="float">
            <text:p>482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18-06-29 01:09:05</text:p>
          </table:table-cell>
          <table:table-cell office:value-type="float" office:value="45243" calcext:value-type="float">
            <text:p>45243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754.68" calcext:value-type="float">
            <text:p>754.6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0.91</text:p>
          </table:table-cell>
          <table:table-cell office:value-type="float" office:value="45243" calcext:value-type="float">
            <text:p>45243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25:25</text:p>
          </table:table-cell>
          <table:table-cell office:value-type="float" office:value="45394" calcext:value-type="float">
            <text:p>45394</text:p>
          </table:table-cell>
          <table:table-cell office:value-type="string" calcext:value-type="string">
            <text:p>59.87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0.64" calcext:value-type="float">
            <text:p>0.64</text:p>
          </table:table-cell>
          <table:table-cell office:value-type="float" office:value="758.21" calcext:value-type="float">
            <text:p>758.2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6.36</text:p>
          </table:table-cell>
          <table:table-cell office:value-type="float" office:value="45394" calcext:value-type="float">
            <text:p>4539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18-06-29 01:15:05</text:p>
          </table:table-cell>
          <table:table-cell office:value-type="float" office:value="43874" calcext:value-type="float">
            <text:p>43874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66" calcext:value-type="float">
            <text:p>0.66</text:p>
          </table:table-cell>
          <table:table-cell office:value-type="float" office:value="731.72" calcext:value-type="float">
            <text:p>731.7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79.58</text:p>
          </table:table-cell>
          <table:table-cell office:value-type="float" office:value="43874" calcext:value-type="float">
            <text:p>43874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31:25</text:p>
          </table:table-cell>
          <table:table-cell office:value-type="float" office:value="45608" calcext:value-type="float">
            <text:p>45608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0.76" calcext:value-type="float">
            <text:p>0.76</text:p>
          </table:table-cell>
          <table:table-cell office:value-type="float" office:value="760.89" calcext:value-type="float">
            <text:p>760.8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8.43</text:p>
          </table:table-cell>
          <table:table-cell office:value-type="float" office:value="45608" calcext:value-type="float">
            <text:p>4560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018-06-29 01:21:05</text:p>
          </table:table-cell>
          <table:table-cell office:value-type="float" office:value="45830" calcext:value-type="float">
            <text:p>45830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764.98" calcext:value-type="float">
            <text:p>764.9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2.44</text:p>
          </table:table-cell>
          <table:table-cell office:value-type="float" office:value="45830" calcext:value-type="float">
            <text:p>45830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37:25</text:p>
          </table:table-cell>
          <table:table-cell office:value-type="float" office:value="42867" calcext:value-type="float">
            <text:p>42867</text:p>
          </table:table-cell>
          <table:table-cell office:value-type="string" calcext:value-type="string">
            <text:p>60.01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0.91" calcext:value-type="float">
            <text:p>0.91</text:p>
          </table:table-cell>
          <table:table-cell office:value-type="float" office:value="714.33" calcext:value-type="float">
            <text:p>714.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51.33</text:p>
          </table:table-cell>
          <table:table-cell office:value-type="float" office:value="42867" calcext:value-type="float">
            <text:p>4286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18-06-29 01:27:05</text:p>
          </table:table-cell>
          <table:table-cell office:value-type="float" office:value="40452" calcext:value-type="float">
            <text:p>40452</text:p>
          </table:table-cell>
          <table:table-cell office:value-type="string" calcext:value-type="string">
            <text:p>59.88</text:p>
          </table:table-cell>
          <table:table-cell office:value-type="float" office:value="7" calcext:value-type="float">
            <text:p>7</text:p>
          </table:table-cell>
          <table:table-cell office:value-type="float" office:value="0.97" calcext:value-type="float">
            <text:p>0.97</text:p>
          </table:table-cell>
          <table:table-cell office:value-type="float" office:value="675.55" calcext:value-type="float">
            <text:p>675.5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56.93</text:p>
          </table:table-cell>
          <table:table-cell office:value-type="float" office:value="40452" calcext:value-type="float">
            <text:p>40452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43:25</text:p>
          </table:table-cell>
          <table:table-cell office:value-type="float" office:value="39177" calcext:value-type="float">
            <text:p>39177</text:p>
          </table:table-cell>
          <table:table-cell office:value-type="string" calcext:value-type="string">
            <text:p>59.86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.11" calcext:value-type="float">
            <text:p>1.11</text:p>
          </table:table-cell>
          <table:table-cell office:value-type="float" office:value="654.48" calcext:value-type="float">
            <text:p>654.4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723.31</text:p>
          </table:table-cell>
          <table:table-cell office:value-type="float" office:value="39177" calcext:value-type="float">
            <text:p>39177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018-06-29 01:33:05</text:p>
          </table:table-cell>
          <table:table-cell office:value-type="float" office:value="42808" calcext:value-type="float">
            <text:p>42808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714.3" calcext:value-type="float">
            <text:p>714.3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55.94</text:p>
          </table:table-cell>
          <table:table-cell office:value-type="float" office:value="42808" calcext:value-type="float">
            <text:p>42808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49:25</text:p>
          </table:table-cell>
          <table:table-cell office:value-type="float" office:value="40008" calcext:value-type="float">
            <text:p>40008</text:p>
          </table:table-cell>
          <table:table-cell office:value-type="string" calcext:value-type="string">
            <text:p>59.83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.24" calcext:value-type="float">
            <text:p>1.24</text:p>
          </table:table-cell>
          <table:table-cell office:value-type="float" office:value="668.69" calcext:value-type="float">
            <text:p>668.6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830.48</text:p>
          </table:table-cell>
          <table:table-cell office:value-type="float" office:value="40008" calcext:value-type="float">
            <text:p>4000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018-06-29 01:39:05</text:p>
          </table:table-cell>
          <table:table-cell office:value-type="float" office:value="42463" calcext:value-type="float">
            <text:p>42463</text:p>
          </table:table-cell>
          <table:table-cell office:value-type="string" calcext:value-type="string">
            <text:p>59.83</text:p>
          </table:table-cell>
          <table:table-cell office:value-type="float" office:value="8" calcext:value-type="float">
            <text:p>8</text:p>
          </table:table-cell>
          <table:table-cell office:value-type="float" office:value="1.16" calcext:value-type="float">
            <text:p>1.16</text:p>
          </table:table-cell>
          <table:table-cell office:value-type="float" office:value="709.73" calcext:value-type="float">
            <text:p>709.7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22.70</text:p>
          </table:table-cell>
          <table:table-cell office:value-type="float" office:value="42463" calcext:value-type="float">
            <text:p>42463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55:25</text:p>
          </table:table-cell>
          <table:table-cell office:value-type="float" office:value="41727" calcext:value-type="float">
            <text:p>41727</text:p>
          </table:table-cell>
          <table:table-cell office:value-type="string" calcext:value-type="string">
            <text:p>59.95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.31" calcext:value-type="float">
            <text:p>1.31</text:p>
          </table:table-cell>
          <table:table-cell office:value-type="float" office:value="696.03" calcext:value-type="float">
            <text:p>696.0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908.69</text:p>
          </table:table-cell>
          <table:table-cell office:value-type="float" office:value="41727" calcext:value-type="float">
            <text:p>4172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2018-06-29 01:45:05</text:p>
          </table:table-cell>
          <table:table-cell office:value-type="float" office:value="42758" calcext:value-type="float">
            <text:p>42758</text:p>
          </table:table-cell>
          <table:table-cell office:value-type="string" calcext:value-type="string">
            <text:p>59.88</text:p>
          </table:table-cell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office:value-type="float" office:value="714.06" calcext:value-type="float">
            <text:p>714.0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92.72</text:p>
          </table:table-cell>
          <table:table-cell office:value-type="float" office:value="42758" calcext:value-type="float">
            <text:p>42758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2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style-name="ce18" office:value-type="string" calcext:value-type="string" table:number-columns-spanned="10" table:number-rows-spanned="1">
            <text:p>CLIENTE 2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Date &amp; Time</text:p>
          </table:table-cell>
          <table:table-cell table:style-name="ce7" office:value-type="string" calcext:value-type="string">
            <text:p>Trans</text:p>
          </table:table-cell>
          <table:table-cell table:style-name="ce7" office:value-type="string" calcext:value-type="string">
            <text:p>Elap Time</text:p>
          </table:table-cell>
          <table:table-cell table:style-name="ce7" office:value-type="string" calcext:value-type="string">
            <text:p>Data Trans</text:p>
          </table:table-cell>
          <table:table-cell table:style-name="ce7" office:value-type="string" calcext:value-type="string">
            <text:p>Resp Time</text:p>
          </table:table-cell>
          <table:table-cell table:style-name="ce7" office:value-type="string" calcext:value-type="string">
            <text:p>Trans Rate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>
            <text:p>Concurrent</text:p>
          </table:table-cell>
          <table:table-cell table:style-name="ce7" office:value-type="string" calcext:value-type="string">
            <text:p>OKAY</text:p>
          </table:table-cell>
          <table:table-cell table:style-name="ce15" office:value-type="string" calcext:value-type="string">
            <text:p>Failed</text:p>
          </table:table-cell>
          <table:table-cell table:style-name="ce7" office:value-type="string" calcext:value-type="string">
            <text:p>Date &amp; Time</text:p>
          </table:table-cell>
          <table:table-cell table:style-name="ce7" office:value-type="string" calcext:value-type="string">
            <text:p>Trans</text:p>
          </table:table-cell>
          <table:table-cell table:style-name="ce7" office:value-type="string" calcext:value-type="string">
            <text:p>Elap Time</text:p>
          </table:table-cell>
          <table:table-cell table:style-name="ce7" office:value-type="string" calcext:value-type="string">
            <text:p>Data Trans</text:p>
          </table:table-cell>
          <table:table-cell table:style-name="ce7" office:value-type="string" calcext:value-type="string">
            <text:p>Resp Time</text:p>
          </table:table-cell>
          <table:table-cell table:style-name="ce7" office:value-type="string" calcext:value-type="string">
            <text:p>Trans Rate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>
            <text:p>Concurrent</text:p>
          </table:table-cell>
          <table:table-cell table:style-name="ce7" office:value-type="string" calcext:value-type="string">
            <text:p>OKAY</text:p>
          </table:table-cell>
          <table:table-cell table:style-name="ce15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01:25</text:p>
          </table:table-cell>
          <table:table-cell office:value-type="float" office:value="46003" calcext:value-type="float">
            <text:p>46003</text:p>
          </table:table-cell>
          <table:table-cell office:value-type="string" calcext:value-type="string">
            <text:p>59.12</text:p>
          </table:table-cell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office:value-type="float" office:value="778.13" calcext:value-type="float">
            <text:p>778.1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99.76</text:p>
          </table:table-cell>
          <table:table-cell office:value-type="float" office:value="46003" calcext:value-type="float">
            <text:p>46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6-29 00:51:05</text:p>
          </table:table-cell>
          <table:table-cell office:value-type="float" office:value="41990" calcext:value-type="float">
            <text:p>41990</text:p>
          </table:table-cell>
          <table:table-cell office:value-type="string" calcext:value-type="string">
            <text:p>59.44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office:value-type="float" office:value="706.43" calcext:value-type="float">
            <text:p>706.4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9.53</text:p>
          </table:table-cell>
          <table:table-cell office:value-type="float" office:value="41990" calcext:value-type="float">
            <text:p>4199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07:25</text:p>
          </table:table-cell>
          <table:table-cell office:value-type="float" office:value="48615" calcext:value-type="float">
            <text:p>48615</text:p>
          </table:table-cell>
          <table:table-cell office:value-type="string" calcext:value-type="string">
            <text:p>59.97</text:p>
          </table:table-cell>
          <table:table-cell office:value-type="float" office:value="9" calcext:value-type="float">
            <text:p>9</text:p>
          </table:table-cell>
          <table:table-cell office:value-type="float" office:value="0.24" calcext:value-type="float">
            <text:p>0.24</text:p>
          </table:table-cell>
          <table:table-cell office:value-type="float" office:value="810.66" calcext:value-type="float">
            <text:p>810.6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16</text:p>
          </table:table-cell>
          <table:table-cell office:value-type="float" office:value="48615" calcext:value-type="float">
            <text:p>486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8-06-29 00:57:05</text:p>
          </table:table-cell>
          <table:table-cell office:value-type="float" office:value="43089" calcext:value-type="float">
            <text:p>43089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718.51" calcext:value-type="float">
            <text:p>718.5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97.25</text:p>
          </table:table-cell>
          <table:table-cell office:value-type="float" office:value="43089" calcext:value-type="float">
            <text:p>4308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13:25</text:p>
          </table:table-cell>
          <table:table-cell office:value-type="float" office:value="46871" calcext:value-type="float">
            <text:p>46871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office:value-type="float" office:value="781.57" calcext:value-type="float">
            <text:p>781.5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3.66</text:p>
          </table:table-cell>
          <table:table-cell office:value-type="float" office:value="46871" calcext:value-type="float">
            <text:p>4687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8-06-29 01:03:05</text:p>
          </table:table-cell>
          <table:table-cell office:value-type="float" office:value="41142" calcext:value-type="float">
            <text:p>41142</text:p>
          </table:table-cell>
          <table:table-cell office:value-type="string" calcext:value-type="string">
            <text:p>59.98</text:p>
          </table:table-cell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.43</text:p>
          </table:table-cell>
          <table:table-cell office:value-type="float" office:value="685.93" calcext:value-type="float">
            <text:p>685.9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93.92</text:p>
          </table:table-cell>
          <table:table-cell office:value-type="float" office:value="41142" calcext:value-type="float">
            <text:p>4114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19:25</text:p>
          </table:table-cell>
          <table:table-cell office:value-type="float" office:value="46783" calcext:value-type="float">
            <text:p>46783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80.5" calcext:value-type="float">
            <text:p>780.5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2.79</text:p>
          </table:table-cell>
          <table:table-cell office:value-type="float" office:value="46783" calcext:value-type="float">
            <text:p>467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8-06-29 01:09:05</text:p>
          </table:table-cell>
          <table:table-cell office:value-type="float" office:value="47047" calcext:value-type="float">
            <text:p>47047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office:value-type="float" office:value="0.49" calcext:value-type="float">
            <text:p>0.49</text:p>
          </table:table-cell>
          <table:table-cell office:value-type="float" office:value="784.9" calcext:value-type="float">
            <text:p>784.9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388.07</text:p>
          </table:table-cell>
          <table:table-cell office:value-type="float" office:value="47047" calcext:value-type="float">
            <text:p>47047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25:25</text:p>
          </table:table-cell>
          <table:table-cell office:value-type="float" office:value="45245" calcext:value-type="float">
            <text:p>45245</text:p>
          </table:table-cell>
          <table:table-cell office:value-type="string" calcext:value-type="string">
            <text:p>59.98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office:value-type="float" office:value="754.33" calcext:value-type="float">
            <text:p>754.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3.57</text:p>
          </table:table-cell>
          <table:table-cell office:value-type="float" office:value="45245" calcext:value-type="float">
            <text:p>4524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8-06-29 01:15:05</text:p>
          </table:table-cell>
          <table:table-cell office:value-type="float" office:value="44428" calcext:value-type="float">
            <text:p>44428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740.84" calcext:value-type="float">
            <text:p>740.8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2.46</text:p>
          </table:table-cell>
          <table:table-cell office:value-type="float" office:value="44428" calcext:value-type="float">
            <text:p>44428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31:25</text:p>
          </table:table-cell>
          <table:table-cell office:value-type="float" office:value="44702" calcext:value-type="float">
            <text:p>44702</text:p>
          </table:table-cell>
          <table:table-cell office:value-type="string" calcext:value-type="string">
            <text:p>59.90</text:p>
          </table:table-cell>
          <table:table-cell office:value-type="float" office:value="8" calcext:value-type="float">
            <text:p>8</text:p>
          </table:table-cell>
          <table:table-cell office:value-type="float" office:value="0.77" calcext:value-type="float">
            <text:p>0.77</text:p>
          </table:table-cell>
          <table:table-cell office:value-type="float" office:value="746.28" calcext:value-type="float">
            <text:p>746.2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3.52</text:p>
          </table:table-cell>
          <table:table-cell office:value-type="float" office:value="44702" calcext:value-type="float">
            <text:p>4470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018-06-29 01:21:05</text:p>
          </table:table-cell>
          <table:table-cell office:value-type="float" office:value="44579" calcext:value-type="float">
            <text:p>44579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office:value-type="float" office:value="0.77" calcext:value-type="float">
            <text:p>0.77</text:p>
          </table:table-cell>
          <table:table-cell office:value-type="float" office:value="744.1" calcext:value-type="float">
            <text:p>744.1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0.24</text:p>
          </table:table-cell>
          <table:table-cell office:value-type="float" office:value="44579" calcext:value-type="float">
            <text:p>44579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2018-06-29 02:37:25</text:p>
          </table:table-cell>
          <table:table-cell office:value-type="float" office:value="42888" calcext:value-type="float">
            <text:p>42888</text:p>
          </table:table-cell>
          <table:table-cell office:value-type="string" calcext:value-type="string">
            <text:p>59.98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715.04" calcext:value-type="float">
            <text:p>715.0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47.05</text:p>
          </table:table-cell>
          <table:table-cell office:value-type="float" office:value="42888" calcext:value-type="float">
            <text:p>4288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018-06-29 01:27:05</text:p>
          </table:table-cell>
          <table:table-cell office:value-type="float" office:value="39289" calcext:value-type="float">
            <text:p>39289</text:p>
          </table:table-cell>
          <table:table-cell office:value-type="string" calcext:value-type="string">
            <text:p>59.90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655.91" calcext:value-type="float">
            <text:p>655.9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47.47</text:p>
          </table:table-cell>
          <table:table-cell office:value-type="float" office:value="39289" calcext:value-type="float">
            <text:p>39289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43:25</text:p>
          </table:table-cell>
          <table:table-cell office:value-type="float" office:value="40407" calcext:value-type="float">
            <text:p>40407</text:p>
          </table:table-cell>
          <table:table-cell office:value-type="string" calcext:value-type="string">
            <text:p>59.85</text:p>
          </table:table-cell>
          <table:table-cell office:value-type="float" office:value="7" calcext:value-type="float">
            <text:p>7</text:p>
          </table:table-cell>
          <table:table-cell office:value-type="float" office:value="1.11" calcext:value-type="float">
            <text:p>1.11</text:p>
          </table:table-cell>
          <table:table-cell office:value-type="float" office:value="675.14" calcext:value-type="float">
            <text:p>675.1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748.75</text:p>
          </table:table-cell>
          <table:table-cell office:value-type="float" office:value="40407" calcext:value-type="float">
            <text:p>404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2018-06-29 01:33:05</text:p>
          </table:table-cell>
          <table:table-cell office:value-type="float" office:value="43320" calcext:value-type="float">
            <text:p>43320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1.04" calcext:value-type="float">
            <text:p>1.04</text:p>
          </table:table-cell>
          <table:table-cell office:value-type="float" office:value="722.6" calcext:value-type="float">
            <text:p>722.6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48.76</text:p>
          </table:table-cell>
          <table:table-cell office:value-type="float" office:value="43320" calcext:value-type="float">
            <text:p>43320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49:25</text:p>
          </table:table-cell>
          <table:table-cell office:value-type="float" office:value="41135" calcext:value-type="float">
            <text:p>41135</text:p>
          </table:table-cell>
          <table:table-cell office:value-type="string" calcext:value-type="string">
            <text:p>59.94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float" office:value="686.27" calcext:value-type="float">
            <text:p>686.2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821.68</text:p>
          </table:table-cell>
          <table:table-cell office:value-type="float" office:value="41135" calcext:value-type="float">
            <text:p>4113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018-06-29 01:39:05</text:p>
          </table:table-cell>
          <table:table-cell office:value-type="float" office:value="44107" calcext:value-type="float">
            <text:p>44107</text:p>
          </table:table-cell>
          <table:table-cell office:value-type="string" calcext:value-type="string">
            <text:p>59.82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737.33" calcext:value-type="float">
            <text:p>737.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09.76</text:p>
          </table:table-cell>
          <table:table-cell office:value-type="float" office:value="44107" calcext:value-type="float">
            <text:p>44107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55:25</text:p>
          </table:table-cell>
          <table:table-cell office:value-type="float" office:value="43330" calcext:value-type="float">
            <text:p>43330</text:p>
          </table:table-cell>
          <table:table-cell office:value-type="string" calcext:value-type="string">
            <text:p>59.80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724.58" calcext:value-type="float">
            <text:p>724.5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95.98</text:p>
          </table:table-cell>
          <table:table-cell office:value-type="float" office:value="43330" calcext:value-type="float">
            <text:p>4333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018-06-29 01:45:05</text:p>
          </table:table-cell>
          <table:table-cell office:value-type="float" office:value="44515" calcext:value-type="float">
            <text:p>44515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1.23" calcext:value-type="float">
            <text:p>1.23</text:p>
          </table:table-cell>
          <table:table-cell office:value-type="float" office:value="742.66" calcext:value-type="float">
            <text:p>742.6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10.18</text:p>
          </table:table-cell>
          <table:table-cell office:value-type="float" office:value="44515" calcext:value-type="float">
            <text:p>44515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3</text:p>
          </table:table-cell>
          <table:covered-table-cell table:number-columns-repeated="8" table:style-name="ce7"/>
          <table:covered-table-cell table:style-name="ce15"/>
          <table:table-cell table:style-name="ce18" office:value-type="string" calcext:value-type="string" table:number-columns-spanned="10" table:number-rows-spanned="1">
            <text:p>CLIENTE 3</text:p>
          </table:table-cell>
          <table:covered-table-cell table:number-columns-repeated="8" table:style-name="ce7"/>
          <table:covered-table-cell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Date &amp; Time</text:p>
          </table:table-cell>
          <table:table-cell table:style-name="ce7" office:value-type="string" calcext:value-type="string">
            <text:p>Trans</text:p>
          </table:table-cell>
          <table:table-cell table:style-name="ce7" office:value-type="string" calcext:value-type="string">
            <text:p>Elap Time</text:p>
          </table:table-cell>
          <table:table-cell table:style-name="ce7" office:value-type="string" calcext:value-type="string">
            <text:p>Data Trans</text:p>
          </table:table-cell>
          <table:table-cell table:style-name="ce7" office:value-type="string" calcext:value-type="string">
            <text:p>Resp Time</text:p>
          </table:table-cell>
          <table:table-cell table:style-name="ce7" office:value-type="string" calcext:value-type="string">
            <text:p>Trans Rate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>
            <text:p>Concurrent</text:p>
          </table:table-cell>
          <table:table-cell table:style-name="ce7" office:value-type="string" calcext:value-type="string">
            <text:p>OKAY</text:p>
          </table:table-cell>
          <table:table-cell table:style-name="ce15" office:value-type="string" calcext:value-type="string">
            <text:p>Failed</text:p>
          </table:table-cell>
          <table:table-cell table:style-name="ce7" office:value-type="string" calcext:value-type="string">
            <text:p>Date &amp; Time</text:p>
          </table:table-cell>
          <table:table-cell table:style-name="ce7" office:value-type="string" calcext:value-type="string">
            <text:p>Trans</text:p>
          </table:table-cell>
          <table:table-cell table:style-name="ce7" office:value-type="string" calcext:value-type="string">
            <text:p>Elap Time</text:p>
          </table:table-cell>
          <table:table-cell table:style-name="ce7" office:value-type="string" calcext:value-type="string">
            <text:p>Data Trans</text:p>
          </table:table-cell>
          <table:table-cell table:style-name="ce7" office:value-type="string" calcext:value-type="string">
            <text:p>Resp Time</text:p>
          </table:table-cell>
          <table:table-cell table:style-name="ce7" office:value-type="string" calcext:value-type="string">
            <text:p>Trans Rate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>
            <text:p>Concurrent</text:p>
          </table:table-cell>
          <table:table-cell table:style-name="ce7" office:value-type="string" calcext:value-type="string">
            <text:p>OKAY</text:p>
          </table:table-cell>
          <table:table-cell table:style-name="ce15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01:25</text:p>
          </table:table-cell>
          <table:table-cell office:value-type="float" office:value="48208" calcext:value-type="float">
            <text:p>48208</text:p>
          </table:table-cell>
          <table:table-cell office:value-type="string" calcext:value-type="string">
            <text:p>59.16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float" office:value="814.87" calcext:value-type="float">
            <text:p>814.8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99.43</text:p>
          </table:table-cell>
          <table:table-cell office:value-type="float" office:value="48208" calcext:value-type="float">
            <text:p>48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6-29 00:51:05</text:p>
          </table:table-cell>
          <table:table-cell office:value-type="float" office:value="41022" calcext:value-type="float">
            <text:p>41022</text:p>
          </table:table-cell>
          <table:table-cell office:value-type="string" calcext:value-type="string">
            <text:p>59.45</text:p>
          </table:table-cell>
          <table:table-cell office:value-type="float" office:value="7" calcext:value-type="float">
            <text:p>7</text:p>
          </table:table-cell>
          <table:table-cell office:value-type="float" office:value="0.14" calcext:value-type="float">
            <text:p>0.14</text:p>
          </table:table-cell>
          <table:table-cell office:value-type="float" office:value="690.03" calcext:value-type="float">
            <text:p>690.0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99.66</text:p>
          </table:table-cell>
          <table:table-cell office:value-type="float" office:value="41022" calcext:value-type="float">
            <text:p>4102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07:25</text:p>
          </table:table-cell>
          <table:table-cell office:value-type="float" office:value="48038" calcext:value-type="float">
            <text:p>48038</text:p>
          </table:table-cell>
          <table:table-cell office:value-type="string" calcext:value-type="string">
            <text:p>59.9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801.03" calcext:value-type="float">
            <text:p>801.0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7.97</text:p>
          </table:table-cell>
          <table:table-cell office:value-type="float" office:value="48038" calcext:value-type="float">
            <text:p>480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6-29 00:57:05</text:p>
          </table:table-cell>
          <table:table-cell office:value-type="float" office:value="44090" calcext:value-type="float">
            <text:p>44090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735.32" calcext:value-type="float">
            <text:p>735.3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97.48</text:p>
          </table:table-cell>
          <table:table-cell office:value-type="float" office:value="44090" calcext:value-type="float">
            <text:p>4409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13:25</text:p>
          </table:table-cell>
          <table:table-cell office:value-type="float" office:value="48120" calcext:value-type="float">
            <text:p>48120</text:p>
          </table:table-cell>
          <table:table-cell office:value-type="string" calcext:value-type="string">
            <text:p>59.95</text:p>
          </table:table-cell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.36</text:p>
          </table:table-cell>
          <table:table-cell office:value-type="float" office:value="802.67" calcext:value-type="float">
            <text:p>802.6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92.87</text:p>
          </table:table-cell>
          <table:table-cell office:value-type="float" office:value="48120" calcext:value-type="float">
            <text:p>481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8-06-29 01:03:05</text:p>
          </table:table-cell>
          <table:table-cell office:value-type="float" office:value="41256" calcext:value-type="float">
            <text:p>41256</text:p>
          </table:table-cell>
          <table:table-cell office:value-type="string" calcext:value-type="string">
            <text:p>59.97</text:p>
          </table:table-cell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.42</text:p>
          </table:table-cell>
          <table:table-cell office:value-type="float" office:value="687.94" calcext:value-type="float">
            <text:p>687.9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91.87</text:p>
          </table:table-cell>
          <table:table-cell office:value-type="float" office:value="41256" calcext:value-type="float">
            <text:p>4125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19:25</text:p>
          </table:table-cell>
          <table:table-cell office:value-type="float" office:value="46308" calcext:value-type="float">
            <text:p>46308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72.19" calcext:value-type="float">
            <text:p>772.1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89.18</text:p>
          </table:table-cell>
          <table:table-cell office:value-type="float" office:value="46308" calcext:value-type="float">
            <text:p>4630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18-06-29 01:09:05</text:p>
          </table:table-cell>
          <table:table-cell office:value-type="float" office:value="46551" calcext:value-type="float">
            <text:p>46551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76.76" calcext:value-type="float">
            <text:p>776.7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1.00</text:p>
          </table:table-cell>
          <table:table-cell office:value-type="float" office:value="46551" calcext:value-type="float">
            <text:p>46551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25:25</text:p>
          </table:table-cell>
          <table:table-cell office:value-type="float" office:value="44981" calcext:value-type="float">
            <text:p>44981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office:value-type="float" office:value="750.56" calcext:value-type="float">
            <text:p>750.5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2.91</text:p>
          </table:table-cell>
          <table:table-cell office:value-type="float" office:value="44981" calcext:value-type="float">
            <text:p>4498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18-06-29 01:15:05</text:p>
          </table:table-cell>
          <table:table-cell office:value-type="float" office:value="45340" calcext:value-type="float">
            <text:p>45340</text:p>
          </table:table-cell>
          <table:table-cell office:value-type="string" calcext:value-type="string">
            <text:p>60.06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office:value-type="float" office:value="754.91" calcext:value-type="float">
            <text:p>754.9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4.29</text:p>
          </table:table-cell>
          <table:table-cell office:value-type="float" office:value="45340" calcext:value-type="float">
            <text:p>45340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31:25</text:p>
          </table:table-cell>
          <table:table-cell office:value-type="float" office:value="42239" calcext:value-type="float">
            <text:p>42239</text:p>
          </table:table-cell>
          <table:table-cell office:value-type="string" calcext:value-type="string">
            <text:p>59.90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705.16" calcext:value-type="float">
            <text:p>705.1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63.26</text:p>
          </table:table-cell>
          <table:table-cell office:value-type="float" office:value="42239" calcext:value-type="float">
            <text:p>4223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18-06-29 01:21:05</text:p>
          </table:table-cell>
          <table:table-cell office:value-type="float" office:value="43656" calcext:value-type="float">
            <text:p>43656</text:p>
          </table:table-cell>
          <table:table-cell office:value-type="string" calcext:value-type="string">
            <text:p>59.85</text:p>
          </table:table-cell>
          <table:table-cell office:value-type="float" office:value="8" calcext:value-type="float">
            <text:p>8</text:p>
          </table:table-cell>
          <table:table-cell office:value-type="float" office:value="0.78" calcext:value-type="float">
            <text:p>0.78</text:p>
          </table:table-cell>
          <table:table-cell office:value-type="float" office:value="729.42" calcext:value-type="float">
            <text:p>729.4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0.37</text:p>
          </table:table-cell>
          <table:table-cell office:value-type="float" office:value="43656" calcext:value-type="float">
            <text:p>43656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37:25</text:p>
          </table:table-cell>
          <table:table-cell office:value-type="float" office:value="41398" calcext:value-type="float">
            <text:p>41398</text:p>
          </table:table-cell>
          <table:table-cell office:value-type="string" calcext:value-type="string">
            <text:p>60.08</text:p>
          </table:table-cell>
          <table:table-cell office:value-type="float" office:value="7" calcext:value-type="float">
            <text:p>7</text:p>
          </table:table-cell>
          <table:table-cell office:value-type="float" office:value="0.96" calcext:value-type="float">
            <text:p>0.96</text:p>
          </table:table-cell>
          <table:table-cell office:value-type="float" office:value="689.05" calcext:value-type="float">
            <text:p>689.0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61.02</text:p>
          </table:table-cell>
          <table:table-cell office:value-type="float" office:value="41398" calcext:value-type="float">
            <text:p>4139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018-06-29 01:27:05</text:p>
          </table:table-cell>
          <table:table-cell office:value-type="float" office:value="41258" calcext:value-type="float">
            <text:p>41258</text:p>
          </table:table-cell>
          <table:table-cell office:value-type="string" calcext:value-type="string">
            <text:p>59.88</text:p>
          </table:table-cell>
          <table:table-cell office:value-type="float" office:value="7" calcext:value-type="float">
            <text:p>7</text:p>
          </table:table-cell>
          <table:table-cell office:value-type="float" office:value="0.94" calcext:value-type="float">
            <text:p>0.94</text:p>
          </table:table-cell>
          <table:table-cell office:value-type="float" office:value="689.01" calcext:value-type="float">
            <text:p>689.0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49.11</text:p>
          </table:table-cell>
          <table:table-cell office:value-type="float" office:value="41258" calcext:value-type="float">
            <text:p>41258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43:25</text:p>
          </table:table-cell>
          <table:table-cell office:value-type="float" office:value="36738" calcext:value-type="float">
            <text:p>36738</text:p>
          </table:table-cell>
          <table:table-cell office:value-type="string" calcext:value-type="string">
            <text:p>59.83</text:p>
          </table:table-cell>
          <table:table-cell office:value-type="float" office:value="7" calcext:value-type="float">
            <text:p>7</text:p>
          </table:table-cell>
          <table:table-cell office:value-type="float" office:value="1.19" calcext:value-type="float">
            <text:p>1.19</text:p>
          </table:table-cell>
          <table:table-cell office:value-type="float" office:value="614.04" calcext:value-type="float">
            <text:p>614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731.08</text:p>
          </table:table-cell>
          <table:table-cell office:value-type="float" office:value="36738" calcext:value-type="float">
            <text:p>3673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18-06-29 01:33:05</text:p>
          </table:table-cell>
          <table:table-cell office:value-type="float" office:value="43018" calcext:value-type="float">
            <text:p>43018</text:p>
          </table:table-cell>
          <table:table-cell office:value-type="string" calcext:value-type="string">
            <text:p>59.88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718.4" calcext:value-type="float">
            <text:p>718.4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28.22</text:p>
          </table:table-cell>
          <table:table-cell office:value-type="float" office:value="43018" calcext:value-type="float">
            <text:p>43018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2:49:25</text:p>
          </table:table-cell>
          <table:table-cell office:value-type="float" office:value="43454" calcext:value-type="float">
            <text:p>43454</text:p>
          </table:table-cell>
          <table:table-cell office:value-type="string" calcext:value-type="string">
            <text:p>59.88</text:p>
          </table:table-cell>
          <table:table-cell office:value-type="float" office:value="8" calcext:value-type="float">
            <text:p>8</text:p>
          </table:table-cell>
          <table:table-cell office:value-type="float" office:value="1.15" calcext:value-type="float">
            <text:p>1.15</text:p>
          </table:table-cell>
          <table:table-cell office:value-type="float" office:value="725.68" calcext:value-type="float">
            <text:p>725.6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3.31</text:p>
          </table:table-cell>
          <table:table-cell office:value-type="float" office:value="43454" calcext:value-type="float">
            <text:p>4345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018-06-29 01:39:05</text:p>
          </table:table-cell>
          <table:table-cell office:value-type="float" office:value="41818" calcext:value-type="float">
            <text:p>41818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office:value-type="float" office:value="698.01" calcext:value-type="float">
            <text:p>698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26.23</text:p>
          </table:table-cell>
          <table:table-cell office:value-type="float" office:value="41819" calcext:value-type="float">
            <text:p>41819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18-06-29 02:55:25</text:p>
          </table:table-cell>
          <table:table-cell table:style-name="ce8" office:value-type="float" office:value="42169" calcext:value-type="float">
            <text:p>42169</text:p>
          </table:table-cell>
          <table:table-cell table:style-name="ce8" office:value-type="string" calcext:value-type="string">
            <text:p>59.77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1.29" calcext:value-type="float">
            <text:p>1.29</text:p>
          </table:table-cell>
          <table:table-cell table:style-name="ce12" office:value-type="float" office:value="705.52" calcext:value-type="float">
            <text:p>705.52</text:p>
          </table:table-cell>
          <table:table-cell table:style-name="ce8" office:value-type="string" calcext:value-type="string">
            <text:p>0.13</text:p>
          </table:table-cell>
          <table:table-cell table:style-name="ce8" office:value-type="string" calcext:value-type="string">
            <text:p>906.60</text:p>
          </table:table-cell>
          <table:table-cell table:style-name="ce8" office:value-type="float" office:value="42169" calcext:value-type="float">
            <text:p>42169</text:p>
          </table:table-cell>
          <table:table-cell table:style-name="ce16" office:value-type="float" office:value="306" calcext:value-type="float">
            <text:p>306</text:p>
          </table:table-cell>
          <table:table-cell table:style-name="ce20" office:value-type="string" calcext:value-type="string">
            <text:p>2018-06-29 01:45:05</text:p>
          </table:table-cell>
          <table:table-cell table:style-name="ce8" office:value-type="float" office:value="44015" calcext:value-type="float">
            <text:p>44015</text:p>
          </table:table-cell>
          <table:table-cell table:style-name="ce8" office:value-type="string" calcext:value-type="string">
            <text:p>59.80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1.24" calcext:value-type="float">
            <text:p>1.24</text:p>
          </table:table-cell>
          <table:table-cell table:style-name="ce12" office:value-type="float" office:value="736.04" calcext:value-type="float">
            <text:p>736.04</text:p>
          </table:table-cell>
          <table:table-cell table:style-name="ce8" office:value-type="string" calcext:value-type="string">
            <text:p>0.13</text:p>
          </table:table-cell>
          <table:table-cell table:style-name="ce8" office:value-type="string" calcext:value-type="string">
            <text:p>913.88</text:p>
          </table:table-cell>
          <table:table-cell table:style-name="ce8" office:value-type="float" office:value="44015" calcext:value-type="float">
            <text:p>44015</text:p>
          </table:table-cell>
          <table:table-cell table:style-name="ce16"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Sem balanceador</text:p>
          </table:table-cell>
          <table:covered-table-cell table:number-columns-repeated="8" table:style-name="ce7"/>
          <table:covered-table-cell table:style-name="ce15"/>
          <table:table-cell table:style-name="ce18" office:value-type="string" calcext:value-type="string" table:number-columns-spanned="10" table:number-rows-spanned="1">
            <text:p>Sem ClickOS</text:p>
          </table:table-cell>
          <table:covered-table-cell table:number-columns-repeated="8" table:style-name="ce7"/>
          <table:covered-table-cell table:style-name="ce1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1</text:p>
          </table:table-cell>
          <table:covered-table-cell table:number-columns-repeated="8" table:style-name="ce7"/>
          <table:covered-table-cell table:style-name="ce15"/>
          <table:table-cell table:style-name="ce18" office:value-type="string" calcext:value-type="string" table:number-columns-spanned="10" table:number-rows-spanned="1">
            <text:p>CLIENTE 1</text:p>
          </table:table-cell>
          <table:covered-table-cell table:number-columns-repeated="8" table:style-name="ce7"/>
          <table:covered-table-cell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Date &amp; Time</text:p>
          </table:table-cell>
          <table:table-cell table:style-name="ce7" office:value-type="string" calcext:value-type="string">
            <text:p>Trans</text:p>
          </table:table-cell>
          <table:table-cell table:style-name="ce7" office:value-type="string" calcext:value-type="string">
            <text:p>Elap Time</text:p>
          </table:table-cell>
          <table:table-cell table:style-name="ce7" office:value-type="string" calcext:value-type="string">
            <text:p>Data Trans</text:p>
          </table:table-cell>
          <table:table-cell table:style-name="ce7" office:value-type="string" calcext:value-type="string">
            <text:p>Resp Time</text:p>
          </table:table-cell>
          <table:table-cell table:style-name="ce7" office:value-type="string" calcext:value-type="string">
            <text:p>Trans Rate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>
            <text:p>Concurrent</text:p>
          </table:table-cell>
          <table:table-cell table:style-name="ce7" office:value-type="string" calcext:value-type="string">
            <text:p>OKAY</text:p>
          </table:table-cell>
          <table:table-cell table:style-name="ce15" office:value-type="string" calcext:value-type="string">
            <text:p>Failed</text:p>
          </table:table-cell>
          <table:table-cell table:style-name="ce7" office:value-type="string" calcext:value-type="string">
            <text:p>Date &amp; Time</text:p>
          </table:table-cell>
          <table:table-cell table:style-name="ce7" office:value-type="string" calcext:value-type="string">
            <text:p>Trans</text:p>
          </table:table-cell>
          <table:table-cell table:style-name="ce7" office:value-type="string" calcext:value-type="string">
            <text:p>Elap Time</text:p>
          </table:table-cell>
          <table:table-cell table:style-name="ce7" office:value-type="string" calcext:value-type="string">
            <text:p>Data Trans</text:p>
          </table:table-cell>
          <table:table-cell table:style-name="ce7" office:value-type="string" calcext:value-type="string">
            <text:p>Resp Time</text:p>
          </table:table-cell>
          <table:table-cell table:style-name="ce7" office:value-type="string" calcext:value-type="string">
            <text:p>Trans Rate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>
            <text:p>Concurrent</text:p>
          </table:table-cell>
          <table:table-cell table:style-name="ce7" office:value-type="string" calcext:value-type="string">
            <text:p>OKAY</text:p>
          </table:table-cell>
          <table:table-cell table:style-name="ce15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09:26</text:p>
          </table:table-cell>
          <table:table-cell office:value-type="float" office:value="64038" calcext:value-type="float">
            <text:p>64038</text:p>
          </table:table-cell>
          <table:table-cell office:value-type="string" calcext:value-type="string">
            <text:p>59.74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 office:value-type="float" office:value="1071.95" calcext:value-type="float">
            <text:p>1,071.95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99.83</text:p>
          </table:table-cell>
          <table:table-cell office:value-type="float" office:value="64038" calcext:value-type="float">
            <text:p>64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1:53:55</text:p>
          </table:table-cell>
          <table:table-cell office:value-type="float" office:value="76553" calcext:value-type="float">
            <text:p>76553</text:p>
          </table:table-cell>
          <table:table-cell office:value-type="string" calcext:value-type="string">
            <text:p>59.50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1286.61" calcext:value-type="float">
            <text:p>1,286.6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99.78</text:p>
          </table:table-cell>
          <table:table-cell office:value-type="float" office:value="76553" calcext:value-type="float">
            <text:p>765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15:26</text:p>
          </table:table-cell>
          <table:table-cell office:value-type="float" office:value="62263" calcext:value-type="float">
            <text:p>62263</text:p>
          </table:table-cell>
          <table:table-cell office:value-type="string" calcext:value-type="string">
            <text:p>59.97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float" office:value="1038.24" calcext:value-type="float">
            <text:p>1,038.2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97.97</text:p>
          </table:table-cell>
          <table:table-cell office:value-type="float" office:value="62263" calcext:value-type="float">
            <text:p>62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1:59:55</text:p>
          </table:table-cell>
          <table:table-cell office:value-type="float" office:value="76435" calcext:value-type="float">
            <text:p>76435</text:p>
          </table:table-cell>
          <table:table-cell office:value-type="string" calcext:value-type="string">
            <text:p>59.96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float" office:value="1274.77" calcext:value-type="float">
            <text:p>1,274.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7.65</text:p>
          </table:table-cell>
          <table:table-cell office:value-type="float" office:value="76435" calcext:value-type="float">
            <text:p>76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21:26</text:p>
          </table:table-cell>
          <table:table-cell office:value-type="float" office:value="52853" calcext:value-type="float">
            <text:p>52853</text:p>
          </table:table-cell>
          <table:table-cell office:value-type="string" calcext:value-type="string">
            <text:p>59.97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881.32" calcext:value-type="float">
            <text:p>881.3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94.04</text:p>
          </table:table-cell>
          <table:table-cell office:value-type="float" office:value="52853" calcext:value-type="float">
            <text:p>52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2:05:55</text:p>
          </table:table-cell>
          <table:table-cell office:value-type="float" office:value="74639" calcext:value-type="float">
            <text:p>74639</text:p>
          </table:table-cell>
          <table:table-cell office:value-type="string" calcext:value-type="string">
            <text:p>59.96</text:p>
          </table:table-cell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 office:value-type="float" office:value="1244.81" calcext:value-type="float">
            <text:p>1,244.8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94.37</text:p>
          </table:table-cell>
          <table:table-cell office:value-type="float" office:value="74639" calcext:value-type="float">
            <text:p>746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27:26</text:p>
          </table:table-cell>
          <table:table-cell office:value-type="float" office:value="61175" calcext:value-type="float">
            <text:p>61175</text:p>
          </table:table-cell>
          <table:table-cell office:value-type="string" calcext:value-type="string">
            <text:p>59.95</text:p>
          </table:table-cell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.38</text:p>
          </table:table-cell>
          <table:table-cell office:value-type="float" office:value="1020.43" calcext:value-type="float">
            <text:p>1,020.4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92.26</text:p>
          </table:table-cell>
          <table:table-cell office:value-type="float" office:value="61175" calcext:value-type="float">
            <text:p>61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2:11:55</text:p>
          </table:table-cell>
          <table:table-cell office:value-type="float" office:value="75260" calcext:value-type="float">
            <text:p>75260</text:p>
          </table:table-cell>
          <table:table-cell office:value-type="string" calcext:value-type="string">
            <text:p>59.95</text:p>
          </table:table-cell>
          <table:table-cell office:value-type="float" office:value="14" calcext:value-type="float">
            <text:p>14</text:p>
          </table:table-cell>
          <table:table-cell office:value-type="float" office:value="0.31" calcext:value-type="float">
            <text:p>0.31</text:p>
          </table:table-cell>
          <table:table-cell office:value-type="float" office:value="1255.38" calcext:value-type="float">
            <text:p>1,255.3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90.62</text:p>
          </table:table-cell>
          <table:table-cell office:value-type="float" office:value="75260" calcext:value-type="float">
            <text:p>75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33:26</text:p>
          </table:table-cell>
          <table:table-cell office:value-type="float" office:value="54544" calcext:value-type="float">
            <text:p>54544</text:p>
          </table:table-cell>
          <table:table-cell office:value-type="string" calcext:value-type="string">
            <text:p>59.97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909.52" calcext:value-type="float">
            <text:p>909.5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78.13</text:p>
          </table:table-cell>
          <table:table-cell office:value-type="float" office:value="54544" calcext:value-type="float">
            <text:p>545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8-06-28 22:17:55</text:p>
          </table:table-cell>
          <table:table-cell office:value-type="float" office:value="74181" calcext:value-type="float">
            <text:p>74181</text:p>
          </table:table-cell>
          <table:table-cell office:value-type="string" calcext:value-type="string">
            <text:p>59.95</text:p>
          </table:table-cell>
          <table:table-cell office:value-type="float" office:value="14" calcext:value-type="float">
            <text:p>14</text:p>
          </table:table-cell>
          <table:table-cell office:value-type="float" office:value="0.39" calcext:value-type="float">
            <text:p>0.39</text:p>
          </table:table-cell>
          <table:table-cell office:value-type="float" office:value="1237.38" calcext:value-type="float">
            <text:p>1,237.3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481.77</text:p>
          </table:table-cell>
          <table:table-cell office:value-type="float" office:value="74181" calcext:value-type="float">
            <text:p>7418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39:26</text:p>
          </table:table-cell>
          <table:table-cell office:value-type="float" office:value="50686" calcext:value-type="float">
            <text:p>50686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office:value-type="float" office:value="0.67" calcext:value-type="float">
            <text:p>0.67</text:p>
          </table:table-cell>
          <table:table-cell office:value-type="float" office:value="845.61" calcext:value-type="float">
            <text:p>845.6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566.55</text:p>
          </table:table-cell>
          <table:table-cell office:value-type="float" office:value="50686" calcext:value-type="float">
            <text:p>506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8-06-28 22:23:55</text:p>
          </table:table-cell>
          <table:table-cell office:value-type="float" office:value="73552" calcext:value-type="float">
            <text:p>73552</text:p>
          </table:table-cell>
          <table:table-cell office:value-type="string" calcext:value-type="string">
            <text:p>59.92</text:p>
          </table:table-cell>
          <table:table-cell office:value-type="float" office:value="14" calcext:value-type="float">
            <text:p>14</text:p>
          </table:table-cell>
          <table:table-cell office:value-type="float" office:value="0.46" calcext:value-type="float">
            <text:p>0.46</text:p>
          </table:table-cell>
          <table:table-cell office:value-type="float" office:value="1227.5" calcext:value-type="float">
            <text:p>1,227.5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562.99</text:p>
          </table:table-cell>
          <table:table-cell office:value-type="float" office:value="73552" calcext:value-type="float">
            <text:p>7355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45:26</text:p>
          </table:table-cell>
          <table:table-cell office:value-type="float" office:value="48598" calcext:value-type="float">
            <text:p>48598</text:p>
          </table:table-cell>
          <table:table-cell office:value-type="string" calcext:value-type="string">
            <text:p>59.88</text:p>
          </table:table-cell>
          <table:table-cell office:value-type="float" office:value="9" calcext:value-type="float">
            <text:p>9</text:p>
          </table:table-cell>
          <table:table-cell office:value-type="float" office:value="0.78" calcext:value-type="float">
            <text:p>0.78</text:p>
          </table:table-cell>
          <table:table-cell office:value-type="float" office:value="811.59" calcext:value-type="float">
            <text:p>811.5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633.04</text:p>
          </table:table-cell>
          <table:table-cell office:value-type="float" office:value="48598" calcext:value-type="float">
            <text:p>485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8-06-28 22:29:55</text:p>
          </table:table-cell>
          <table:table-cell office:value-type="float" office:value="72857" calcext:value-type="float">
            <text:p>72857</text:p>
          </table:table-cell>
          <table:table-cell office:value-type="string" calcext:value-type="string">
            <text:p>59.89</text:p>
          </table:table-cell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1216.51" calcext:value-type="float">
            <text:p>1,216.5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664.53</text:p>
          </table:table-cell>
          <table:table-cell office:value-type="float" office:value="72857" calcext:value-type="float">
            <text:p>7285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51:26</text:p>
          </table:table-cell>
          <table:table-cell office:value-type="float" office:value="52546" calcext:value-type="float">
            <text:p>52546</text:p>
          </table:table-cell>
          <table:table-cell office:value-type="string" calcext:value-type="string">
            <text:p>59.96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876.35" calcext:value-type="float">
            <text:p>876.3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695.72</text:p>
          </table:table-cell>
          <table:table-cell office:value-type="float" office:value="52546" calcext:value-type="float">
            <text:p>525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8-06-28 22:35:55</text:p>
          </table:table-cell>
          <table:table-cell office:value-type="float" office:value="71222" calcext:value-type="float">
            <text:p>71222</text:p>
          </table:table-cell>
          <table:table-cell office:value-type="string" calcext:value-type="string">
            <text:p>59.93</text:p>
          </table:table-cell>
          <table:table-cell office:value-type="float" office:value="13" calcext:value-type="float">
            <text:p>13</text:p>
          </table:table-cell>
          <table:table-cell office:value-type="float" office:value="0.63" calcext:value-type="float">
            <text:p>0.63</text:p>
          </table:table-cell>
          <table:table-cell office:value-type="float" office:value="1188.42" calcext:value-type="float">
            <text:p>1,188.4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42.81</text:p>
          </table:table-cell>
          <table:table-cell office:value-type="float" office:value="71222" calcext:value-type="float">
            <text:p>71222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57:26</text:p>
          </table:table-cell>
          <table:table-cell office:value-type="float" office:value="52699" calcext:value-type="float">
            <text:p>52699</text:p>
          </table:table-cell>
          <table:table-cell office:value-type="string" calcext:value-type="string">
            <text:p>59.90</text:p>
          </table:table-cell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.93</text:p>
          </table:table-cell>
          <table:table-cell office:value-type="float" office:value="879.78" calcext:value-type="float">
            <text:p>879.7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819.60</text:p>
          </table:table-cell>
          <table:table-cell office:value-type="float" office:value="52699" calcext:value-type="float">
            <text:p>5269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18-06-28 22:41:55</text:p>
          </table:table-cell>
          <table:table-cell office:value-type="float" office:value="69769" calcext:value-type="float">
            <text:p>69769</text:p>
          </table:table-cell>
          <table:table-cell office:value-type="string" calcext:value-type="string">
            <text:p>59.82</text:p>
          </table:table-cell>
          <table:table-cell office:value-type="float" office:value="13" calcext:value-type="float">
            <text:p>13</text:p>
          </table:table-cell>
          <table:table-cell office:value-type="float" office:value="0.69" calcext:value-type="float">
            <text:p>0.69</text:p>
          </table:table-cell>
          <table:table-cell office:value-type="float" office:value="1166.32" calcext:value-type="float">
            <text:p>1,166.3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807.68</text:p>
          </table:table-cell>
          <table:table-cell office:value-type="float" office:value="69769" calcext:value-type="float">
            <text:p>6976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0:03:26</text:p>
          </table:table-cell>
          <table:table-cell office:value-type="float" office:value="49163" calcext:value-type="float">
            <text:p>49163</text:p>
          </table:table-cell>
          <table:table-cell office:value-type="string" calcext:value-type="string">
            <text:p>59.90</text:p>
          </table:table-cell>
          <table:table-cell office:value-type="float" office:value="9" calcext:value-type="float">
            <text:p>9</text:p>
          </table:table-cell>
          <table:table-cell office:value-type="float" office:value="1.09" calcext:value-type="float">
            <text:p>1.09</text:p>
          </table:table-cell>
          <table:table-cell office:value-type="float" office:value="820.75" calcext:value-type="float">
            <text:p>820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892.99</text:p>
          </table:table-cell>
          <table:table-cell office:value-type="float" office:value="49163" calcext:value-type="float">
            <text:p>491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18-06-28 22:47:55</text:p>
          </table:table-cell>
          <table:table-cell office:value-type="float" office:value="70389" calcext:value-type="float">
            <text:p>70389</text:p>
          </table:table-cell>
          <table:table-cell office:value-type="string" calcext:value-type="string">
            <text:p>59.84</text:p>
          </table:table-cell>
          <table:table-cell office:value-type="float" office:value="13" calcext:value-type="float">
            <text:p>13</text:p>
          </table:table-cell>
          <table:table-cell office:value-type="float" office:value="0.77" calcext:value-type="float">
            <text:p>0.77</text:p>
          </table:table-cell>
          <table:table-cell office:value-type="float" office:value="1176.29" calcext:value-type="float">
            <text:p>1,176.2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903.06</text:p>
          </table:table-cell>
          <table:table-cell office:value-type="float" office:value="70389" calcext:value-type="float">
            <text:p>7038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2</text:p>
          </table:table-cell>
          <table:covered-table-cell table:number-columns-repeated="8" table:style-name="ce7"/>
          <table:covered-table-cell table:style-name="ce15"/>
          <table:table-cell table:style-name="ce18" office:value-type="string" calcext:value-type="string" table:number-columns-spanned="10" table:number-rows-spanned="1">
            <text:p>CLIENTE 2</text:p>
          </table:table-cell>
          <table:covered-table-cell table:number-columns-repeated="3" table:style-name="ce7"/>
          <table:covered-table-cell table:style-name="ce21"/>
          <table:covered-table-cell table:number-columns-repeated="4" table:style-name="ce7"/>
          <table:covered-table-cell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Date &amp; Time</text:p>
          </table:table-cell>
          <table:table-cell table:style-name="ce7" office:value-type="string" calcext:value-type="string">
            <text:p>Trans</text:p>
          </table:table-cell>
          <table:table-cell table:style-name="ce7" office:value-type="string" calcext:value-type="string">
            <text:p>Elap Time</text:p>
          </table:table-cell>
          <table:table-cell table:style-name="ce7" office:value-type="string" calcext:value-type="string">
            <text:p>Data Trans</text:p>
          </table:table-cell>
          <table:table-cell table:style-name="ce7" office:value-type="string" calcext:value-type="string">
            <text:p>Resp Time</text:p>
          </table:table-cell>
          <table:table-cell table:style-name="ce7" office:value-type="string" calcext:value-type="string">
            <text:p>Trans Rate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>
            <text:p>Concurrent</text:p>
          </table:table-cell>
          <table:table-cell table:style-name="ce7" office:value-type="string" calcext:value-type="string">
            <text:p>OKAY</text:p>
          </table:table-cell>
          <table:table-cell table:style-name="ce15" office:value-type="string" calcext:value-type="string">
            <text:p>Failed</text:p>
          </table:table-cell>
          <table:table-cell table:style-name="ce7" office:value-type="string" calcext:value-type="string">
            <text:p>Date &amp; Time</text:p>
          </table:table-cell>
          <table:table-cell table:style-name="ce7" office:value-type="string" calcext:value-type="string">
            <text:p>Trans</text:p>
          </table:table-cell>
          <table:table-cell table:style-name="ce7" office:value-type="string" calcext:value-type="string">
            <text:p>Elap Time</text:p>
          </table:table-cell>
          <table:table-cell table:style-name="ce7" office:value-type="string" calcext:value-type="string">
            <text:p>Data Trans</text:p>
          </table:table-cell>
          <table:table-cell table:style-name="ce7" office:value-type="string" calcext:value-type="string">
            <text:p>Resp Time</text:p>
          </table:table-cell>
          <table:table-cell table:style-name="ce7" office:value-type="string" calcext:value-type="string">
            <text:p>Trans Rate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>
            <text:p>Concurrent</text:p>
          </table:table-cell>
          <table:table-cell table:style-name="ce7" office:value-type="string" calcext:value-type="string">
            <text:p>OKAY</text:p>
          </table:table-cell>
          <table:table-cell table:style-name="ce15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09:26</text:p>
          </table:table-cell>
          <table:table-cell office:value-type="float" office:value="64487" calcext:value-type="float">
            <text:p>64487</text:p>
          </table:table-cell>
          <table:table-cell office:value-type="string" calcext:value-type="string">
            <text:p>59.75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 office:value-type="float" office:value="1079.28" calcext:value-type="float">
            <text:p>1,079.28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99.77</text:p>
          </table:table-cell>
          <table:table-cell office:value-type="float" office:value="64487" calcext:value-type="float">
            <text:p>64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1:53:55</text:p>
          </table:table-cell>
          <table:table-cell office:value-type="float" office:value="76665" calcext:value-type="float">
            <text:p>76665</text:p>
          </table:table-cell>
          <table:table-cell office:value-type="string" calcext:value-type="string">
            <text:p>59.50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1288.49" calcext:value-type="float">
            <text:p>1,288.4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99.79</text:p>
          </table:table-cell>
          <table:table-cell office:value-type="float" office:value="76665" calcext:value-type="float">
            <text:p>76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15:26</text:p>
          </table:table-cell>
          <table:table-cell office:value-type="float" office:value="61929" calcext:value-type="float">
            <text:p>61929</text:p>
          </table:table-cell>
          <table:table-cell office:value-type="string" calcext:value-type="string">
            <text:p>59.97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float" office:value="1032.67" calcext:value-type="float">
            <text:p>1,032.6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98.89</text:p>
          </table:table-cell>
          <table:table-cell office:value-type="float" office:value="61929" calcext:value-type="float">
            <text:p>61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1:59:55</text:p>
          </table:table-cell>
          <table:table-cell office:value-type="float" office:value="75239" calcext:value-type="float">
            <text:p>75239</text:p>
          </table:table-cell>
          <table:table-cell office:value-type="string" calcext:value-type="string">
            <text:p>59.97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float" office:value="1254.61" calcext:value-type="float">
            <text:p>1,254.6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7.47</text:p>
          </table:table-cell>
          <table:table-cell office:value-type="float" office:value="75239" calcext:value-type="float">
            <text:p>752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21:26</text:p>
          </table:table-cell>
          <table:table-cell office:value-type="float" office:value="54119" calcext:value-type="float">
            <text:p>54119</text:p>
          </table:table-cell>
          <table:table-cell office:value-type="string" calcext:value-type="string">
            <text:p>59.96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902.59" calcext:value-type="float">
            <text:p>902.5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95.63</text:p>
          </table:table-cell>
          <table:table-cell office:value-type="float" office:value="54119" calcext:value-type="float">
            <text:p>54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2:05:55</text:p>
          </table:table-cell>
          <table:table-cell office:value-type="float" office:value="73429" calcext:value-type="float">
            <text:p>73429</text:p>
          </table:table-cell>
          <table:table-cell office:value-type="string" calcext:value-type="string">
            <text:p>59.93</text:p>
          </table:table-cell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 office:value-type="float" office:value="1225.25" calcext:value-type="float">
            <text:p>1,225.2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96.49</text:p>
          </table:table-cell>
          <table:table-cell office:value-type="float" office:value="73429" calcext:value-type="float">
            <text:p>734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27:26</text:p>
          </table:table-cell>
          <table:table-cell office:value-type="float" office:value="60279" calcext:value-type="float">
            <text:p>60279</text:p>
          </table:table-cell>
          <table:table-cell office:value-type="string" calcext:value-type="string">
            <text:p>59.97</text:p>
          </table:table-cell>
          <table:table-cell office:value-type="float" office:value="11" calcext:value-type="float">
            <text:p>11</text:p>
          </table:table-cell>
          <table:table-cell office:value-type="float" office:value="0.39" calcext:value-type="float">
            <text:p>0.39</text:p>
          </table:table-cell>
          <table:table-cell office:value-type="float" office:value="1005.15" calcext:value-type="float">
            <text:p>1,005.1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87.61</text:p>
          </table:table-cell>
          <table:table-cell office:value-type="float" office:value="60279" calcext:value-type="float">
            <text:p>60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2:11:55</text:p>
          </table:table-cell>
          <table:table-cell office:value-type="float" office:value="73986" calcext:value-type="float">
            <text:p>73986</text:p>
          </table:table-cell>
          <table:table-cell office:value-type="string" calcext:value-type="string">
            <text:p>59.97</text:p>
          </table:table-cell>
          <table:table-cell office:value-type="float" office:value="14" calcext:value-type="float">
            <text:p>14</text:p>
          </table:table-cell>
          <table:table-cell office:value-type="float" office:value="0.32" calcext:value-type="float">
            <text:p>0.32</text:p>
          </table:table-cell>
          <table:table-cell office:value-type="float" office:value="1233.72" calcext:value-type="float">
            <text:p>1,233.7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89.41</text:p>
          </table:table-cell>
          <table:table-cell office:value-type="float" office:value="73986" calcext:value-type="float">
            <text:p>73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33:26</text:p>
          </table:table-cell>
          <table:table-cell office:value-type="float" office:value="54459" calcext:value-type="float">
            <text:p>54459</text:p>
          </table:table-cell>
          <table:table-cell office:value-type="string" calcext:value-type="string">
            <text:p>59.98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907.95" calcext:value-type="float">
            <text:p>907.9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80.37</text:p>
          </table:table-cell>
          <table:table-cell office:value-type="float" office:value="54459" calcext:value-type="float">
            <text:p>54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6-28 22:17:55</text:p>
          </table:table-cell>
          <table:table-cell office:value-type="float" office:value="72511" calcext:value-type="float">
            <text:p>72511</text:p>
          </table:table-cell>
          <table:table-cell office:value-type="string" calcext:value-type="string">
            <text:p>59.89</text:p>
          </table:table-cell>
          <table:table-cell office:value-type="float" office:value="13" calcext:value-type="float">
            <text:p>13</text:p>
          </table:table-cell>
          <table:table-cell office:value-type="float" office:value="0.39" calcext:value-type="float">
            <text:p>0.39</text:p>
          </table:table-cell>
          <table:table-cell office:value-type="float" office:value="1210.74" calcext:value-type="float">
            <text:p>1,210.7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66.87</text:p>
          </table:table-cell>
          <table:table-cell office:value-type="float" office:value="72511" calcext:value-type="float">
            <text:p>7251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39:26</text:p>
          </table:table-cell>
          <table:table-cell office:value-type="float" office:value="52335" calcext:value-type="float">
            <text:p>52335</text:p>
          </table:table-cell>
          <table:table-cell office:value-type="string" calcext:value-type="string">
            <text:p>59.8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874.44" calcext:value-type="float">
            <text:p>874.4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74.90</text:p>
          </table:table-cell>
          <table:table-cell office:value-type="float" office:value="52335" calcext:value-type="float">
            <text:p>52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2:23:55</text:p>
          </table:table-cell>
          <table:table-cell office:value-type="float" office:value="71199" calcext:value-type="float">
            <text:p>71199</text:p>
          </table:table-cell>
          <table:table-cell office:value-type="string" calcext:value-type="string">
            <text:p>59.95</text:p>
          </table:table-cell>
          <table:table-cell office:value-type="float" office:value="13" calcext:value-type="float">
            <text:p>13</text:p>
          </table:table-cell>
          <table:table-cell office:value-type="float" office:value="0.47" calcext:value-type="float">
            <text:p>0.47</text:p>
          </table:table-cell>
          <table:table-cell office:value-type="float" office:value="1187.64" calcext:value-type="float">
            <text:p>1,187.6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562.10</text:p>
          </table:table-cell>
          <table:table-cell office:value-type="float" office:value="71199" calcext:value-type="float">
            <text:p>7119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45:26</text:p>
          </table:table-cell>
          <table:table-cell office:value-type="float" office:value="47856" calcext:value-type="float">
            <text:p>47856</text:p>
          </table:table-cell>
          <table:table-cell office:value-type="string" calcext:value-type="string">
            <text:p>59.88</text:p>
          </table:table-cell>
          <table:table-cell office:value-type="float" office:value="9" calcext:value-type="float">
            <text:p>9</text:p>
          </table:table-cell>
          <table:table-cell office:value-type="float" office:value="0.79" calcext:value-type="float">
            <text:p>0.79</text:p>
          </table:table-cell>
          <table:table-cell office:value-type="float" office:value="799.2" calcext:value-type="float">
            <text:p>799.2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629.96</text:p>
          </table:table-cell>
          <table:table-cell office:value-type="float" office:value="47856" calcext:value-type="float">
            <text:p>478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6-28 22:29:55</text:p>
          </table:table-cell>
          <table:table-cell office:value-type="float" office:value="71707" calcext:value-type="float">
            <text:p>71707</text:p>
          </table:table-cell>
          <table:table-cell office:value-type="string" calcext:value-type="string">
            <text:p>59.89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1197.31" calcext:value-type="float">
            <text:p>1,197.3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648.76</text:p>
          </table:table-cell>
          <table:table-cell office:value-type="float" office:value="71707" calcext:value-type="float">
            <text:p>7170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51:26</text:p>
          </table:table-cell>
          <table:table-cell office:value-type="float" office:value="52273" calcext:value-type="float">
            <text:p>52273</text:p>
          </table:table-cell>
          <table:table-cell office:value-type="string" calcext:value-type="string">
            <text:p>59.92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872.38" calcext:value-type="float">
            <text:p>872.3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714.32</text:p>
          </table:table-cell>
          <table:table-cell office:value-type="float" office:value="52273" calcext:value-type="float">
            <text:p>522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8-06-28 22:35:55</text:p>
          </table:table-cell>
          <table:table-cell office:value-type="float" office:value="69078" calcext:value-type="float">
            <text:p>69078</text:p>
          </table:table-cell>
          <table:table-cell office:value-type="string" calcext:value-type="string">
            <text:p>59.91</text:p>
          </table:table-cell>
          <table:table-cell office:value-type="float" office:value="13" calcext:value-type="float">
            <text:p>13</text:p>
          </table:table-cell>
          <table:table-cell office:value-type="float" office:value="0.62" calcext:value-type="float">
            <text:p>0.62</text:p>
          </table:table-cell>
          <table:table-cell office:value-type="float" office:value="1153.03" calcext:value-type="float">
            <text:p>1,153.0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16.82</text:p>
          </table:table-cell>
          <table:table-cell office:value-type="float" office:value="69078" calcext:value-type="float">
            <text:p>69078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57:26</text:p>
          </table:table-cell>
          <table:table-cell office:value-type="float" office:value="51994" calcext:value-type="float">
            <text:p>51994</text:p>
          </table:table-cell>
          <table:table-cell office:value-type="string" calcext:value-type="string">
            <text:p>59.91</text:p>
          </table:table-cell>
          <table:table-cell office:value-type="float" office:value="9" calcext:value-type="float">
            <text:p>9</text:p>
          </table:table-cell>
          <table:table-cell office:value-type="float" office:value="0.94" calcext:value-type="float">
            <text:p>0.94</text:p>
          </table:table-cell>
          <table:table-cell office:value-type="float" office:value="867.87" calcext:value-type="float">
            <text:p>867.8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815.22</text:p>
          </table:table-cell>
          <table:table-cell office:value-type="float" office:value="51994" calcext:value-type="float">
            <text:p>519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8-06-28 22:41:55</text:p>
          </table:table-cell>
          <table:table-cell office:value-type="float" office:value="69002" calcext:value-type="float">
            <text:p>69002</text:p>
          </table:table-cell>
          <table:table-cell office:value-type="string" calcext:value-type="string">
            <text:p>59.88</text:p>
          </table:table-cell>
          <table:table-cell office:value-type="float" office:value="13" calcext:value-type="float">
            <text:p>13</text:p>
          </table:table-cell>
          <table:table-cell office:value-type="float" office:value="0.71" calcext:value-type="float">
            <text:p>0.71</text:p>
          </table:table-cell>
          <table:table-cell office:value-type="float" office:value="1152.34" calcext:value-type="float">
            <text:p>1,152.3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815.84</text:p>
          </table:table-cell>
          <table:table-cell office:value-type="float" office:value="69002" calcext:value-type="float">
            <text:p>6900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9 00:03:26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59.88</text:p>
          </table:table-cell>
          <table:table-cell office:value-type="float" office:value="9" calcext:value-type="float">
            <text:p>9</text:p>
          </table:table-cell>
          <table:table-cell office:value-type="float" office:value="1.06" calcext:value-type="float">
            <text:p>1.06</text:p>
          </table:table-cell>
          <table:table-cell office:value-type="float" office:value="852.02" calcext:value-type="float">
            <text:p>852.0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899.64</text:p>
          </table:table-cell>
          <table:table-cell office:value-type="float" office:value="51019" calcext:value-type="float">
            <text:p>510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18-06-28 22:47:55</text:p>
          </table:table-cell>
          <table:table-cell office:value-type="float" office:value="67467" calcext:value-type="float">
            <text:p>67467</text:p>
          </table:table-cell>
          <table:table-cell office:value-type="string" calcext:value-type="string">
            <text:p>59.79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1128.4" calcext:value-type="float">
            <text:p>1,128.4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898.55</text:p>
          </table:table-cell>
          <table:table-cell office:value-type="float" office:value="67467" calcext:value-type="float">
            <text:p>6746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3</text:p>
          </table:table-cell>
          <table:covered-table-cell table:number-columns-repeated="8" table:style-name="ce7"/>
          <table:covered-table-cell table:style-name="ce15"/>
          <table:table-cell table:style-name="ce18" office:value-type="string" calcext:value-type="string" table:number-columns-spanned="10" table:number-rows-spanned="1">
            <text:p>CLIENTE 3</text:p>
          </table:table-cell>
          <table:covered-table-cell table:number-columns-repeated="8" table:style-name="ce7"/>
          <table:covered-table-cell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Date &amp; Time</text:p>
          </table:table-cell>
          <table:table-cell table:style-name="ce7" office:value-type="string" calcext:value-type="string">
            <text:p>Trans</text:p>
          </table:table-cell>
          <table:table-cell table:style-name="ce7" office:value-type="string" calcext:value-type="string">
            <text:p>Elap Time</text:p>
          </table:table-cell>
          <table:table-cell table:style-name="ce7" office:value-type="string" calcext:value-type="string">
            <text:p>Data Trans</text:p>
          </table:table-cell>
          <table:table-cell table:style-name="ce7" office:value-type="string" calcext:value-type="string">
            <text:p>Resp Time</text:p>
          </table:table-cell>
          <table:table-cell table:style-name="ce7" office:value-type="string" calcext:value-type="string">
            <text:p>Trans Rate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>
            <text:p>Concurrent</text:p>
          </table:table-cell>
          <table:table-cell table:style-name="ce7" office:value-type="string" calcext:value-type="string">
            <text:p>OKAY</text:p>
          </table:table-cell>
          <table:table-cell table:style-name="ce15" office:value-type="string" calcext:value-type="string">
            <text:p>Failed</text:p>
          </table:table-cell>
          <table:table-cell table:style-name="ce7" office:value-type="string" calcext:value-type="string">
            <text:p>Date &amp; Time</text:p>
          </table:table-cell>
          <table:table-cell table:style-name="ce7" office:value-type="string" calcext:value-type="string">
            <text:p>Trans</text:p>
          </table:table-cell>
          <table:table-cell table:style-name="ce7" office:value-type="string" calcext:value-type="string">
            <text:p>Elap Time</text:p>
          </table:table-cell>
          <table:table-cell table:style-name="ce7" office:value-type="string" calcext:value-type="string">
            <text:p>Data Trans</text:p>
          </table:table-cell>
          <table:table-cell table:style-name="ce7" office:value-type="string" calcext:value-type="string">
            <text:p>Resp Time</text:p>
          </table:table-cell>
          <table:table-cell table:style-name="ce7" office:value-type="string" calcext:value-type="string">
            <text:p>Trans Rate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>
            <text:p>Concurrent</text:p>
          </table:table-cell>
          <table:table-cell table:style-name="ce7" office:value-type="string" calcext:value-type="string">
            <text:p>OKAY</text:p>
          </table:table-cell>
          <table:table-cell table:style-name="ce15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09:26</text:p>
          </table:table-cell>
          <table:table-cell office:value-type="float" office:value="64429" calcext:value-type="float">
            <text:p>64429</text:p>
          </table:table-cell>
          <table:table-cell office:value-type="string" calcext:value-type="string">
            <text:p>59.74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 office:value-type="float" office:value="1078.49" calcext:value-type="float">
            <text:p>1,078.49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99.64</text:p>
          </table:table-cell>
          <table:table-cell office:value-type="float" office:value="64429" calcext:value-type="float">
            <text:p>64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1:53:55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59.50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1271.9" calcext:value-type="float">
            <text:p>1,271.9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99.74</text:p>
          </table:table-cell>
          <table:table-cell office:value-type="float" office:value="75678" calcext:value-type="float">
            <text:p>756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15:26</text:p>
          </table:table-cell>
          <table:table-cell office:value-type="float" office:value="64125" calcext:value-type="float">
            <text:p>64125</text:p>
          </table:table-cell>
          <table:table-cell office:value-type="string" calcext:value-type="string">
            <text:p>59.98</text:p>
          </table:table-cell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  <table:table-cell office:value-type="float" office:value="1069.11" calcext:value-type="float">
            <text:p>1,069.1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98.46</text:p>
          </table:table-cell>
          <table:table-cell office:value-type="float" office:value="64125" calcext:value-type="float">
            <text:p>64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1:59:55</text:p>
          </table:table-cell>
          <table:table-cell office:value-type="float" office:value="73121" calcext:value-type="float">
            <text:p>73121</text:p>
          </table:table-cell>
          <table:table-cell office:value-type="string" calcext:value-type="string">
            <text:p>59.95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float" office:value="1219.7" calcext:value-type="float">
            <text:p>1,219.7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7.88</text:p>
          </table:table-cell>
          <table:table-cell office:value-type="float" office:value="73121" calcext:value-type="float">
            <text:p>731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21:26</text:p>
          </table:table-cell>
          <table:table-cell office:value-type="float" office:value="55096" calcext:value-type="float">
            <text:p>55096</text:p>
          </table:table-cell>
          <table:table-cell office:value-type="string" calcext:value-type="string">
            <text:p>59.97</text:p>
          </table:table-cell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.32</text:p>
          </table:table-cell>
          <table:table-cell office:value-type="float" office:value="918.73" calcext:value-type="float">
            <text:p>918.7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96.43</text:p>
          </table:table-cell>
          <table:table-cell office:value-type="float" office:value="55096" calcext:value-type="float">
            <text:p>55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2:05:55</text:p>
          </table:table-cell>
          <table:table-cell office:value-type="float" office:value="73443" calcext:value-type="float">
            <text:p>73443</text:p>
          </table:table-cell>
          <table:table-cell office:value-type="string" calcext:value-type="string">
            <text:p>59.94</text:p>
          </table:table-cell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 office:value-type="float" office:value="1225.28" calcext:value-type="float">
            <text:p>1,225.2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90.05</text:p>
          </table:table-cell>
          <table:table-cell office:value-type="float" office:value="73443" calcext:value-type="float">
            <text:p>734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27:26</text:p>
          </table:table-cell>
          <table:table-cell office:value-type="float" office:value="60452" calcext:value-type="float">
            <text:p>60452</text:p>
          </table:table-cell>
          <table:table-cell office:value-type="string" calcext:value-type="string">
            <text:p>59.97</text:p>
          </table:table-cell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.38</text:p>
          </table:table-cell>
          <table:table-cell office:value-type="float" office:value="1008.04" calcext:value-type="float">
            <text:p>1,008.0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87.74</text:p>
          </table:table-cell>
          <table:table-cell office:value-type="float" office:value="60452" calcext:value-type="float">
            <text:p>6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22:11:55</text:p>
          </table:table-cell>
          <table:table-cell office:value-type="float" office:value="73557" calcext:value-type="float">
            <text:p>73557</text:p>
          </table:table-cell>
          <table:table-cell office:value-type="string" calcext:value-type="string">
            <text:p>59.96</text:p>
          </table:table-cell>
          <table:table-cell office:value-type="float" office:value="14" calcext:value-type="float">
            <text:p>14</text:p>
          </table:table-cell>
          <table:table-cell office:value-type="float" office:value="0.32" calcext:value-type="float">
            <text:p>0.32</text:p>
          </table:table-cell>
          <table:table-cell office:value-type="float" office:value="1226.77" calcext:value-type="float">
            <text:p>1,226.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90.08</text:p>
          </table:table-cell>
          <table:table-cell office:value-type="float" office:value="73557" calcext:value-type="float">
            <text:p>735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33:26</text:p>
          </table:table-cell>
          <table:table-cell office:value-type="float" office:value="53569" calcext:value-type="float">
            <text:p>53569</text:p>
          </table:table-cell>
          <table:table-cell office:value-type="string" calcext:value-type="string">
            <text:p>60.06</text:p>
          </table:table-cell>
          <table:table-cell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office:value-type="float" office:value="891.92" calcext:value-type="float">
            <text:p>891.9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78.96</text:p>
          </table:table-cell>
          <table:table-cell office:value-type="float" office:value="53569" calcext:value-type="float">
            <text:p>535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8-06-28 22:17:55</text:p>
          </table:table-cell>
          <table:table-cell office:value-type="float" office:value="72932" calcext:value-type="float">
            <text:p>72932</text:p>
          </table:table-cell>
          <table:table-cell office:value-type="string" calcext:value-type="string">
            <text:p>59.94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1216.75" calcext:value-type="float">
            <text:p>1,216.7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83.86</text:p>
          </table:table-cell>
          <table:table-cell office:value-type="float" office:value="72932" calcext:value-type="float">
            <text:p>729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39:26</text:p>
          </table:table-cell>
          <table:table-cell office:value-type="float" office:value="51717" calcext:value-type="float">
            <text:p>51717</text:p>
          </table:table-cell>
          <table:table-cell office:value-type="string" calcext:value-type="string">
            <text:p>59.81</text:p>
          </table:table-cell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864.69" calcext:value-type="float">
            <text:p>864.6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561.41</text:p>
          </table:table-cell>
          <table:table-cell office:value-type="float" office:value="51717" calcext:value-type="float">
            <text:p>517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6-28 22:23:55</text:p>
          </table:table-cell>
          <table:table-cell office:value-type="float" office:value="72522" calcext:value-type="float">
            <text:p>72522</text:p>
          </table:table-cell>
          <table:table-cell office:value-type="string" calcext:value-type="string">
            <text:p>59.89</text:p>
          </table:table-cell>
          <table:table-cell office:value-type="float" office:value="13" calcext:value-type="float">
            <text:p>13</text:p>
          </table:table-cell>
          <table:table-cell office:value-type="float" office:value="0.47" calcext:value-type="float">
            <text:p>0.47</text:p>
          </table:table-cell>
          <table:table-cell office:value-type="float" office:value="1210.92" calcext:value-type="float">
            <text:p>1,210.9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572.47</text:p>
          </table:table-cell>
          <table:table-cell office:value-type="float" office:value="72522" calcext:value-type="float">
            <text:p>725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45:26</text:p>
          </table:table-cell>
          <table:table-cell office:value-type="float" office:value="47523" calcext:value-type="float">
            <text:p>47523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office:value-type="float" office:value="0.81" calcext:value-type="float">
            <text:p>0.81</text:p>
          </table:table-cell>
          <table:table-cell office:value-type="float" office:value="792.84" calcext:value-type="float">
            <text:p>792.8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641.33</text:p>
          </table:table-cell>
          <table:table-cell office:value-type="float" office:value="47523" calcext:value-type="float">
            <text:p>475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6-28 22:29:55</text:p>
          </table:table-cell>
          <table:table-cell office:value-type="float" office:value="71878" calcext:value-type="float">
            <text:p>71878</text:p>
          </table:table-cell>
          <table:table-cell office:value-type="string" calcext:value-type="string">
            <text:p>59.89</text:p>
          </table:table-cell>
          <table:table-cell office:value-type="float" office:value="13" calcext:value-type="float">
            <text:p>13</text:p>
          </table:table-cell>
          <table:table-cell office:value-type="float" office:value="0.56" calcext:value-type="float">
            <text:p>0.56</text:p>
          </table:table-cell>
          <table:table-cell office:value-type="float" office:value="1200.17" calcext:value-type="float">
            <text:p>1,200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670.84</text:p>
          </table:table-cell>
          <table:table-cell office:value-type="float" office:value="71878" calcext:value-type="float">
            <text:p>7187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51:26</text:p>
          </table:table-cell>
          <table:table-cell office:value-type="float" office:value="50348" calcext:value-type="float">
            <text:p>50348</text:p>
          </table:table-cell>
          <table:table-cell office:value-type="string" calcext:value-type="string">
            <text:p>59.95</text:p>
          </table:table-cell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839.83" calcext:value-type="float">
            <text:p>839.8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712.71</text:p>
          </table:table-cell>
          <table:table-cell office:value-type="float" office:value="50349" calcext:value-type="float">
            <text:p>503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18-06-28 22:35:55</text:p>
          </table:table-cell>
          <table:table-cell office:value-type="float" office:value="69945" calcext:value-type="float">
            <text:p>69945</text:p>
          </table:table-cell>
          <table:table-cell office:value-type="string" calcext:value-type="string">
            <text:p>59.95</text:p>
          </table:table-cell>
          <table:table-cell office:value-type="float" office:value="13" calcext:value-type="float">
            <text:p>13</text:p>
          </table:table-cell>
          <table:table-cell office:value-type="float" office:value="0.63" calcext:value-type="float">
            <text:p>0.63</text:p>
          </table:table-cell>
          <table:table-cell office:value-type="float" office:value="1166.72" calcext:value-type="float">
            <text:p>1,166.7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2.59</text:p>
          </table:table-cell>
          <table:table-cell office:value-type="float" office:value="69945" calcext:value-type="float">
            <text:p>6994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23:57:26</text:p>
          </table:table-cell>
          <table:table-cell office:value-type="float" office:value="50319" calcext:value-type="float">
            <text:p>50319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.93</text:p>
          </table:table-cell>
          <table:table-cell office:value-type="float" office:value="839.49" calcext:value-type="float">
            <text:p>839.4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781.85</text:p>
          </table:table-cell>
          <table:table-cell office:value-type="float" office:value="50319" calcext:value-type="float">
            <text:p>5031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018-06-28 22:41:55</text:p>
          </table:table-cell>
          <table:table-cell office:value-type="float" office:value="70807" calcext:value-type="float">
            <text:p>70807</text:p>
          </table:table-cell>
          <table:table-cell office:value-type="string" calcext:value-type="string">
            <text:p>59.87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1182.68" calcext:value-type="float">
            <text:p>1,182.6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822.78</text:p>
          </table:table-cell>
          <table:table-cell office:value-type="float" office:value="70807" calcext:value-type="float">
            <text:p>7080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18-06-29 00:03:26</text:p>
          </table:table-cell>
          <table:table-cell table:style-name="ce8" office:value-type="float" office:value="51030" calcext:value-type="float">
            <text:p>51030</text:p>
          </table:table-cell>
          <table:table-cell table:style-name="ce8" office:value-type="string" calcext:value-type="string">
            <text:p>59.90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float" office:value="1.02" calcext:value-type="float">
            <text:p>1.02</text:p>
          </table:table-cell>
          <table:table-cell table:style-name="ce12" office:value-type="float" office:value="851.92" calcext:value-type="float">
            <text:p>851.92</text:p>
          </table:table-cell>
          <table:table-cell table:style-name="ce8" office:value-type="string" calcext:value-type="string">
            <text:p>0.15</text:p>
          </table:table-cell>
          <table:table-cell table:style-name="ce8" office:value-type="string" calcext:value-type="string">
            <text:p>867.83</text:p>
          </table:table-cell>
          <table:table-cell table:style-name="ce8" office:value-type="float" office:value="51030" calcext:value-type="float">
            <text:p>51030</text:p>
          </table:table-cell>
          <table:table-cell table:style-name="ce16" office:value-type="float" office:value="70" calcext:value-type="float">
            <text:p>70</text:p>
          </table:table-cell>
          <table:table-cell table:style-name="ce20" office:value-type="string" calcext:value-type="string">
            <text:p>2018-06-28 22:47:55</text:p>
          </table:table-cell>
          <table:table-cell table:style-name="ce8" office:value-type="float" office:value="69318" calcext:value-type="float">
            <text:p>69318</text:p>
          </table:table-cell>
          <table:table-cell table:style-name="ce8" office:value-type="string" calcext:value-type="string">
            <text:p>59.90</text:p>
          </table:table-cell>
          <table:table-cell table:style-name="ce8" office:value-type="float" office:value="13" calcext:value-type="float">
            <text:p>13</text:p>
          </table:table-cell>
          <table:table-cell table:style-name="ce11" office:value-type="float" office:value="0.76" calcext:value-type="float">
            <text:p>0.76</text:p>
          </table:table-cell>
          <table:table-cell table:style-name="ce12" office:value-type="float" office:value="1157.23" calcext:value-type="float">
            <text:p>1,157.23</text:p>
          </table:table-cell>
          <table:table-cell table:style-name="ce8" office:value-type="string" calcext:value-type="string">
            <text:p>0.22</text:p>
          </table:table-cell>
          <table:table-cell table:style-name="ce8" office:value-type="string" calcext:value-type="string">
            <text:p>884.95</text:p>
          </table:table-cell>
          <table:table-cell table:style-name="ce8" office:value-type="float" office:value="69318" calcext:value-type="float">
            <text:p>69318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2"/>
        </table:table-row>
      </table:table>
      <table:table table:name="filtered" table:style-name="ta1">
        <table:shapes>
          <draw:frame draw:z-index="0" draw:style-name="gr1" draw:text-style-name="P1" svg:width="248.06mm" svg:height="151.66mm" svg:x="207.59mm" svg:y="0mm">
            <loext:p draw:notify-on-update-of-ranges="filtered.A3:filtered.A12 filtered.C3:filtered.C12 filtered.G3:filtered.G12 filtered.C15:filtered.C24 filtered.G15:filtered.G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48.98mm" svg:height="152.37mm" svg:x="207.26mm" svg:y="153.8mm">
            <loext:p draw:notify-on-update-of-ranges="filtered.A3:filtered.A12 filtered.B3:filtered.B12 filtered.F3:filtered.F12 filtered.B15:filtered.B24 filtered.F15:filtered.F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49.21mm" svg:height="152.36mm" svg:x="456.89mm" svg:y="0mm">
            <loext:p draw:notify-on-update-of-ranges="filtered.A3:filtered.A12 filtered.D3:filtered.D12 filtered.H3:filtered.H12 filtered.D15:filtered.D24 filtered.H15:filtered.H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24"/>
        <table:table-column table:style-name="co4" table:default-cell-style-name="ce28"/>
        <table:table-column table:style-name="co4" table:default-cell-style-name="Default"/>
        <table:table-column table:style-name="co4" table:default-cell-style-name="ce32"/>
        <table:table-column table:style-name="co2" table:default-cell-style-name="ce24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number-columns-repeated="1016" table:default-cell-style-name="Default"/>
        <table:table-row table:style-name="ro1">
          <table:table-cell table:style-name="ce22" office:value-type="string" calcext:value-type="string" table:number-columns-spanned="4" table:number-rows-spanned="1">
            <text:p>Soma dos Clientes – Balanceador com Round Robin</text:p>
          </table:table-cell>
          <table:covered-table-cell table:number-columns-repeated="2" table:style-name="ce26"/>
          <table:covered-table-cell table:style-name="ce30"/>
          <table:table-cell table:style-name="ce22" office:value-type="string" calcext:value-type="string" table:number-columns-spanned="4" table:number-rows-spanned="1">
            <text:p>Soma dos Clientes – Balanceador com End IP de Origem</text:p>
          </table:table-cell>
          <table:covered-table-cell table:number-columns-repeated="2" table:style-name="ce26"/>
          <table:covered-table-cell table:style-name="ce30"/>
          <table:table-cell table:number-columns-repeated="1016"/>
        </table:table-row>
        <table:table-row table:style-name="ro1">
          <table:table-cell table:style-name="ce23" office:value-type="string" calcext:value-type="string">
            <text:p>Cli Simult</text:p>
          </table:table-cell>
          <table:table-cell table:style-name="ce27" office:value-type="string" calcext:value-type="string">
            <text:p><text:s/>Med. Trans/s</text:p>
          </table:table-cell>
          <table:table-cell table:style-name="ce27" office:value-type="string" calcext:value-type="string">
            <text:p>Falhas</text:p>
          </table:table-cell>
          <table:table-cell table:style-name="ce31" office:value-type="string" calcext:value-type="string">
            <text:p>Tempo médio</text:p>
          </table:table-cell>
          <table:table-cell table:style-name="ce27" office:value-type="string" calcext:value-type="string">
            <text:p>Cli Simult</text:p>
          </table:table-cell>
          <table:table-cell table:style-name="ce27" office:value-type="string" calcext:value-type="string">
            <text:p><text:s/>Med. Trans/s</text:p>
          </table:table-cell>
          <table:table-cell table:style-name="ce27" office:value-type="string" calcext:value-type="string">
            <text:p>Falhas</text:p>
          </table:table-cell>
          <table:table-cell table:style-name="ce31" office:value-type="string" calcext:value-type="string">
            <text:p>Tempo médio</text:p>
          </table:table-cell>
          <table:table-cell table:style-name="ce34"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unfiltered.F4]+[unfiltered.F16]+[unfiltered.F28]" office:value-type="float" office:value="2380.16" calcext:value-type="float">
            <text:p>2380,16</text:p>
          </table:table-cell>
          <table:table-cell table:formula="of:=[unfiltered.J4]+[unfiltered.J16]+[unfiltered.J28]" office:value-type="float" office:value="31" calcext:value-type="float">
            <text:p>31</text:p>
          </table:table-cell>
          <table:table-cell table:formula="of:=AVERAGE([unfiltered.E4];[unfiltered.E16];[unfiltered.E28])" office:value-type="float" office:value="0.126666666666667" calcext:value-type="float">
            <text:p>0,127</text:p>
          </table:table-cell>
          <table:table-cell office:value-type="float" office:value="300" calcext:value-type="float">
            <text:p>300</text:p>
          </table:table-cell>
          <table:table-cell table:formula="of:=[unfiltered.P4]+[unfiltered.P16]+[unfiltered.P28]" office:value-type="float" office:value="2108.15" calcext:value-type="float">
            <text:p>2108,15</text:p>
          </table:table-cell>
          <table:table-cell table:formula="of:=[unfiltered.T4]+[unfiltered.T16]+[unfiltered.T28]" office:value-type="float" office:value="61" calcext:value-type="float">
            <text:p>61</text:p>
          </table:table-cell>
          <table:table-cell table:formula="of:=AVERAGE([unfiltered.O4];[unfiltered.O16];[unfiltered.O28])" office:value-type="float" office:value="0.14" calcext:value-type="float">
            <text:p>0,140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unfiltered.F5]+[unfiltered.F17]+[unfiltered.F29]" office:value-type="float" office:value="2404.32" calcext:value-type="float">
            <text:p>2404,32</text:p>
          </table:table-cell>
          <table:table-cell table:formula="of:=[unfiltered.J5]+[unfiltered.J17]+[unfiltered.J29]" office:value-type="float" office:value="59" calcext:value-type="float">
            <text:p>59</text:p>
          </table:table-cell>
          <table:table-cell table:formula="of:=AVERAGE([unfiltered.E5];[unfiltered.E17];[unfiltered.E29])" office:value-type="float" office:value="0.246666666666667" calcext:value-type="float">
            <text:p>0,247</text:p>
          </table:table-cell>
          <table:table-cell office:value-type="float" office:value="600" calcext:value-type="float">
            <text:p>600</text:p>
          </table:table-cell>
          <table:table-cell table:formula="of:=[unfiltered.P5]+[unfiltered.P17]+[unfiltered.P29]" office:value-type="float" office:value="2215.04" calcext:value-type="float">
            <text:p>2215,04</text:p>
          </table:table-cell>
          <table:table-cell table:formula="of:=[unfiltered.T5]+[unfiltered.T17]+[unfiltered.T29]" office:value-type="float" office:value="89" calcext:value-type="float">
            <text:p>89</text:p>
          </table:table-cell>
          <table:table-cell table:formula="of:=AVERAGE([unfiltered.O5];[unfiltered.O17];[unfiltered.O29])" office:value-type="float" office:value="0.266666666666667" calcext:value-type="float">
            <text:p>0,267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unfiltered.F6]+[unfiltered.F18]+[unfiltered.F30]" office:value-type="float" office:value="2381.05" calcext:value-type="float">
            <text:p>2381,05</text:p>
          </table:table-cell>
          <table:table-cell table:formula="of:=[unfiltered.J6]+[unfiltered.J18]+[unfiltered.J30]" office:value-type="float" office:value="96" calcext:value-type="float">
            <text:p>96</text:p>
          </table:table-cell>
          <table:table-cell table:formula="of:=AVERAGE([unfiltered.E6];[unfiltered.E18];[unfiltered.E30])" office:value-type="float" office:value="0.37" calcext:value-type="float">
            <text:p>0,370</text:p>
          </table:table-cell>
          <table:table-cell office:value-type="float" office:value="900" calcext:value-type="float">
            <text:p>900</text:p>
          </table:table-cell>
          <table:table-cell table:formula="of:=[unfiltered.P6]+[unfiltered.P18]+[unfiltered.P30]" office:value-type="float" office:value="2105.39" calcext:value-type="float">
            <text:p>2105,39</text:p>
          </table:table-cell>
          <table:table-cell table:formula="of:=[unfiltered.T6]+[unfiltered.T18]+[unfiltered.T30]" office:value-type="float" office:value="184" calcext:value-type="float">
            <text:p>184</text:p>
          </table:table-cell>
          <table:table-cell table:formula="of:=AVERAGE([unfiltered.O6];[unfiltered.O18];[unfiltered.O30])" office:value-type="float" office:value="0.416666666666667" calcext:value-type="float">
            <text:p>0,417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unfiltered.F7]+[unfiltered.F19]+[unfiltered.F31]" office:value-type="float" office:value="2355.91" calcext:value-type="float">
            <text:p>2355,91</text:p>
          </table:table-cell>
          <table:table-cell table:formula="of:=[unfiltered.J7]+[unfiltered.J19]+[unfiltered.J31]" office:value-type="float" office:value="198" calcext:value-type="float">
            <text:p>198</text:p>
          </table:table-cell>
          <table:table-cell table:formula="of:=AVERAGE([unfiltered.E7];[unfiltered.E19];[unfiltered.E31])" office:value-type="float" office:value="0.496666666666667" calcext:value-type="float">
            <text:p>0,497</text:p>
          </table:table-cell>
          <table:table-cell office:value-type="float" office:value="1200" calcext:value-type="float">
            <text:p>1200</text:p>
          </table:table-cell>
          <table:table-cell table:formula="of:=[unfiltered.P7]+[unfiltered.P19]+[unfiltered.P31]" office:value-type="float" office:value="2316.34" calcext:value-type="float">
            <text:p>2316,34</text:p>
          </table:table-cell>
          <table:table-cell table:formula="of:=[unfiltered.T7]+[unfiltered.T19]+[unfiltered.T31]" office:value-type="float" office:value="205" calcext:value-type="float">
            <text:p>205</text:p>
          </table:table-cell>
          <table:table-cell table:formula="of:=AVERAGE([unfiltered.O7];[unfiltered.O19];[unfiltered.O31])" office:value-type="float" office:value="0.503333333333333" calcext:value-type="float">
            <text:p>0,503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unfiltered.F8]+[unfiltered.F20]+[unfiltered.F32]" office:value-type="float" office:value="2263.1" calcext:value-type="float">
            <text:p>2263,10</text:p>
          </table:table-cell>
          <table:table-cell table:formula="of:=[unfiltered.J8]+[unfiltered.J20]+[unfiltered.J32]" office:value-type="float" office:value="219" calcext:value-type="float">
            <text:p>219</text:p>
          </table:table-cell>
          <table:table-cell table:formula="of:=AVERAGE([unfiltered.E8];[unfiltered.E20];[unfiltered.E32])" office:value-type="float" office:value="0.64" calcext:value-type="float">
            <text:p>0,640</text:p>
          </table:table-cell>
          <table:table-cell office:value-type="float" office:value="1500" calcext:value-type="float">
            <text:p>1500</text:p>
          </table:table-cell>
          <table:table-cell table:formula="of:=[unfiltered.P8]+[unfiltered.P20]+[unfiltered.P32]" office:value-type="float" office:value="2227.47" calcext:value-type="float">
            <text:p>2227,47</text:p>
          </table:table-cell>
          <table:table-cell table:formula="of:=[unfiltered.T8]+[unfiltered.T20]+[unfiltered.T32]" office:value-type="float" office:value="351" calcext:value-type="float">
            <text:p>351</text:p>
          </table:table-cell>
          <table:table-cell table:formula="of:=AVERAGE([unfiltered.O8];[unfiltered.O20];[unfiltered.O32])" office:value-type="float" office:value="0.65" calcext:value-type="float">
            <text:p>0,650</text:p>
          </table:table-cell>
          <table:table-cell table:number-columns-repeated="1016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unfiltered.F9]+[unfiltered.F21]+[unfiltered.F33]" office:value-type="float" office:value="2212.33" calcext:value-type="float">
            <text:p>2212,33</text:p>
          </table:table-cell>
          <table:table-cell table:formula="of:=[unfiltered.J9]+[unfiltered.J21]+[unfiltered.J33]" office:value-type="float" office:value="510" calcext:value-type="float">
            <text:p>510</text:p>
          </table:table-cell>
          <table:table-cell table:formula="of:=AVERAGE([unfiltered.E9];[unfiltered.E21];[unfiltered.E33])" office:value-type="float" office:value="0.776666666666667" calcext:value-type="float">
            <text:p>0,777</text:p>
          </table:table-cell>
          <table:table-cell office:value-type="float" office:value="1800" calcext:value-type="float">
            <text:p>1800</text:p>
          </table:table-cell>
          <table:table-cell table:formula="of:=[unfiltered.P9]+[unfiltered.P21]+[unfiltered.P33]" office:value-type="float" office:value="2238.5" calcext:value-type="float">
            <text:p>2238,50</text:p>
          </table:table-cell>
          <table:table-cell table:formula="of:=[unfiltered.T9]+[unfiltered.T21]+[unfiltered.T33]" office:value-type="float" office:value="469" calcext:value-type="float">
            <text:p>469</text:p>
          </table:table-cell>
          <table:table-cell table:formula="of:=AVERAGE([unfiltered.O9];[unfiltered.O21];[unfiltered.O33])" office:value-type="float" office:value="0.766666666666667" calcext:value-type="float">
            <text:p>0,767</text:p>
          </table:table-cell>
          <table:table-cell table:number-columns-repeated="1016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unfiltered.F10]+[unfiltered.F22]+[unfiltered.F34]" office:value-type="float" office:value="2118.42" calcext:value-type="float">
            <text:p>2118,42</text:p>
          </table:table-cell>
          <table:table-cell table:formula="of:=[unfiltered.J10]+[unfiltered.J22]+[unfiltered.J34]" office:value-type="float" office:value="720" calcext:value-type="float">
            <text:p>720</text:p>
          </table:table-cell>
          <table:table-cell table:formula="of:=AVERAGE([unfiltered.E10];[unfiltered.E22];[unfiltered.E34])" office:value-type="float" office:value="0.923333333333333" calcext:value-type="float">
            <text:p>0,923</text:p>
          </table:table-cell>
          <table:table-cell office:value-type="float" office:value="2100" calcext:value-type="float">
            <text:p>2100</text:p>
          </table:table-cell>
          <table:table-cell table:formula="of:=[unfiltered.P10]+[unfiltered.P22]+[unfiltered.P34]" office:value-type="float" office:value="2020.47" calcext:value-type="float">
            <text:p>2020,47</text:p>
          </table:table-cell>
          <table:table-cell table:formula="of:=[unfiltered.T10]+[unfiltered.T22]+[unfiltered.T34]" office:value-type="float" office:value="749" calcext:value-type="float">
            <text:p>749</text:p>
          </table:table-cell>
          <table:table-cell table:formula="of:=AVERAGE([unfiltered.O10];[unfiltered.O22];[unfiltered.O34])" office:value-type="float" office:value="0.966666666666667" calcext:value-type="float">
            <text:p>0,967</text:p>
          </table:table-cell>
          <table:table-cell table:number-columns-repeated="1016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unfiltered.F11]+[unfiltered.F23]+[unfiltered.F35]" office:value-type="float" office:value="1943.66" calcext:value-type="float">
            <text:p>1943,66</text:p>
          </table:table-cell>
          <table:table-cell table:formula="of:=[unfiltered.J11]+[unfiltered.J23]+[unfiltered.J35]" office:value-type="float" office:value="826" calcext:value-type="float">
            <text:p>826</text:p>
          </table:table-cell>
          <table:table-cell table:formula="of:=AVERAGE([unfiltered.E11];[unfiltered.E23];[unfiltered.E35])" office:value-type="float" office:value="1.13666666666667" calcext:value-type="float">
            <text:p>1,137</text:p>
          </table:table-cell>
          <table:table-cell office:value-type="float" office:value="2400" calcext:value-type="float">
            <text:p>2400</text:p>
          </table:table-cell>
          <table:table-cell table:formula="of:=[unfiltered.P11]+[unfiltered.P23]+[unfiltered.P35]" office:value-type="float" office:value="2155.3" calcext:value-type="float">
            <text:p>2155,30</text:p>
          </table:table-cell>
          <table:table-cell table:formula="of:=[unfiltered.T11]+[unfiltered.T23]+[unfiltered.T35]" office:value-type="float" office:value="876" calcext:value-type="float">
            <text:p>876</text:p>
          </table:table-cell>
          <table:table-cell table:formula="of:=AVERAGE([unfiltered.O11];[unfiltered.O23];[unfiltered.O35])" office:value-type="float" office:value="1.03666666666667" calcext:value-type="float">
            <text:p>1,037</text:p>
          </table:table-cell>
          <table:table-cell table:number-columns-repeated="1016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unfiltered.F12]+[unfiltered.F24]+[unfiltered.F36]" office:value-type="float" office:value="2080.64" calcext:value-type="float">
            <text:p>2080,64</text:p>
          </table:table-cell>
          <table:table-cell table:formula="of:=[unfiltered.J12]+[unfiltered.J24]+[unfiltered.J36]" office:value-type="float" office:value="806" calcext:value-type="float">
            <text:p>806</text:p>
          </table:table-cell>
          <table:table-cell table:formula="of:=AVERAGE([unfiltered.E12];[unfiltered.E24];[unfiltered.E36])" office:value-type="float" office:value="1.19666666666667" calcext:value-type="float">
            <text:p>1,197</text:p>
          </table:table-cell>
          <table:table-cell office:value-type="float" office:value="2700" calcext:value-type="float">
            <text:p>2700</text:p>
          </table:table-cell>
          <table:table-cell table:formula="of:=[unfiltered.P12]+[unfiltered.P24]+[unfiltered.P36]" office:value-type="float" office:value="2145.07" calcext:value-type="float">
            <text:p>2145,07</text:p>
          </table:table-cell>
          <table:table-cell table:formula="of:=[unfiltered.T12]+[unfiltered.T24]+[unfiltered.T36]" office:value-type="float" office:value="1110" calcext:value-type="float">
            <text:p>1110</text:p>
          </table:table-cell>
          <table:table-cell table:formula="of:=AVERAGE([unfiltered.O12];[unfiltered.O24];[unfiltered.O36])" office:value-type="float" office:value="1.14666666666667" calcext:value-type="float">
            <text:p>1,147</text:p>
          </table:table-cell>
          <table:table-cell table:number-columns-repeated="1016"/>
        </table:table-row>
        <table:table-row table:style-name="ro1">
          <table:table-cell table:style-name="ce25" office:value-type="float" office:value="3000" calcext:value-type="float">
            <text:p>3000</text:p>
          </table:table-cell>
          <table:table-cell table:style-name="ce29" table:formula="of:=[unfiltered.F13]+[unfiltered.F25]+[unfiltered.F37]" office:value-type="float" office:value="2126.13" calcext:value-type="float">
            <text:p>2126,13</text:p>
          </table:table-cell>
          <table:table-cell table:style-name="ce8" table:formula="of:=[unfiltered.J13]+[unfiltered.J25]+[unfiltered.J37]" office:value-type="float" office:value="921" calcext:value-type="float">
            <text:p>921</text:p>
          </table:table-cell>
          <table:table-cell table:style-name="ce33" table:formula="of:=AVERAGE([unfiltered.E13];[unfiltered.E25];[unfiltered.E37])" office:value-type="float" office:value="1.28" calcext:value-type="float">
            <text:p>1,28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9" table:formula="of:=[unfiltered.P13]+[unfiltered.P25]+[unfiltered.P37]" office:value-type="float" office:value="2192.76" calcext:value-type="float">
            <text:p>2192,76</text:p>
          </table:table-cell>
          <table:table-cell table:style-name="ce8" table:formula="of:=[unfiltered.T13]+[unfiltered.T25]+[unfiltered.T37]" office:value-type="float" office:value="1196" calcext:value-type="float">
            <text:p>1196</text:p>
          </table:table-cell>
          <table:table-cell table:style-name="ce33" table:formula="of:=AVERAGE([unfiltered.O13];[unfiltered.O25];[unfiltered.O37])" office:value-type="float" office:value="1.24" calcext:value-type="float">
            <text:p>1,24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 table:number-columns-spanned="4" table:number-rows-spanned="1">
            <text:p>Soma dos Clientes – Sem Balanceador</text:p>
          </table:table-cell>
          <table:covered-table-cell table:number-columns-repeated="2" table:style-name="ce26"/>
          <table:covered-table-cell table:style-name="ce30"/>
          <table:table-cell table:style-name="ce22" office:value-type="string" calcext:value-type="string" table:number-columns-spanned="4" table:number-rows-spanned="1">
            <text:p>Soma dos Clientes – Sem ClickOS</text:p>
          </table:table-cell>
          <table:covered-table-cell table:number-columns-repeated="2" table:style-name="ce26"/>
          <table:covered-table-cell table:style-name="ce30"/>
          <table:table-cell table:number-columns-repeated="1016"/>
        </table:table-row>
        <table:table-row table:style-name="ro1">
          <table:table-cell table:style-name="ce23" office:value-type="string" calcext:value-type="string">
            <text:p>Cli Simult</text:p>
          </table:table-cell>
          <table:table-cell table:style-name="ce27" office:value-type="string" calcext:value-type="string">
            <text:p><text:s/>Med. Trans/s</text:p>
          </table:table-cell>
          <table:table-cell table:style-name="ce27" office:value-type="string" calcext:value-type="string">
            <text:p>Falhas</text:p>
          </table:table-cell>
          <table:table-cell table:style-name="ce31" office:value-type="string" calcext:value-type="string">
            <text:p>Tempo médio</text:p>
          </table:table-cell>
          <table:table-cell table:style-name="ce27" office:value-type="string" calcext:value-type="string">
            <text:p>Cli Simult</text:p>
          </table:table-cell>
          <table:table-cell table:style-name="ce27" office:value-type="string" calcext:value-type="string">
            <text:p><text:s/>Med. Trans/s</text:p>
          </table:table-cell>
          <table:table-cell table:style-name="ce27" office:value-type="string" calcext:value-type="string">
            <text:p>Falhas</text:p>
          </table:table-cell>
          <table:table-cell table:style-name="ce31" office:value-type="string" calcext:value-type="string">
            <text:p>Tempo médio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unfiltered.F41]+[unfiltered.F53]+[unfiltered.F65]" office:value-type="float" office:value="3229.72" calcext:value-type="float">
            <text:p>3229,72</text:p>
          </table:table-cell>
          <table:table-cell table:formula="of:=[unfiltered.J41]+[unfiltered.J53]+[unfiltered.J65]" office:value-type="float" office:value="0" calcext:value-type="float">
            <text:p>0</text:p>
          </table:table-cell>
          <table:table-cell table:formula="of:=AVERAGE([unfiltered.E41];[unfiltered.E53];[unfiltered.E65])" office:value-type="float" office:value="0.09" calcext:value-type="float">
            <text:p>0,090</text:p>
          </table:table-cell>
          <table:table-cell office:value-type="float" office:value="300" calcext:value-type="float">
            <text:p>300</text:p>
          </table:table-cell>
          <table:table-cell table:formula="of:=[unfiltered.P41]+[unfiltered.P53]+[unfiltered.P65]" office:value-type="float" office:value="3847" calcext:value-type="float">
            <text:p>3847,00</text:p>
          </table:table-cell>
          <table:table-cell table:formula="of:=[unfiltered.T41]+[unfiltered.T53]+[unfiltered.T65]" office:value-type="float" office:value="0" calcext:value-type="float">
            <text:p>0</text:p>
          </table:table-cell>
          <table:table-cell table:formula="of:=AVERAGE([unfiltered.O41];[unfiltered.O53];[unfiltered.O65])" office:value-type="float" office:value="0.08" calcext:value-type="float">
            <text:p>0,080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unfiltered.F42]+[unfiltered.F54]+[unfiltered.F66]" office:value-type="float" office:value="3140.02" calcext:value-type="float">
            <text:p>3140,02</text:p>
          </table:table-cell>
          <table:table-cell table:formula="of:=[unfiltered.J42]+[unfiltered.J54]+[unfiltered.J66]" office:value-type="float" office:value="0" calcext:value-type="float">
            <text:p>0</text:p>
          </table:table-cell>
          <table:table-cell table:formula="of:=AVERAGE([unfiltered.E42];[unfiltered.E54];[unfiltered.E66])" office:value-type="float" office:value="0.19" calcext:value-type="float">
            <text:p>0,190</text:p>
          </table:table-cell>
          <table:table-cell office:value-type="float" office:value="600" calcext:value-type="float">
            <text:p>600</text:p>
          </table:table-cell>
          <table:table-cell table:formula="of:=[unfiltered.P42]+[unfiltered.P54]+[unfiltered.P66]" office:value-type="float" office:value="3749.08" calcext:value-type="float">
            <text:p>3749,08</text:p>
          </table:table-cell>
          <table:table-cell table:formula="of:=[unfiltered.T42]+[unfiltered.T54]+[unfiltered.T66]" office:value-type="float" office:value="0" calcext:value-type="float">
            <text:p>0</text:p>
          </table:table-cell>
          <table:table-cell table:formula="of:=AVERAGE([unfiltered.O42];[unfiltered.O54];[unfiltered.O66])" office:value-type="float" office:value="0.16" calcext:value-type="float">
            <text:p>0,160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unfiltered.F43]+[unfiltered.F55]+[unfiltered.F67]" office:value-type="float" office:value="2702.64" calcext:value-type="float">
            <text:p>2702,64</text:p>
          </table:table-cell>
          <table:table-cell table:formula="of:=[unfiltered.J43]+[unfiltered.J55]+[unfiltered.J67]" office:value-type="float" office:value="0" calcext:value-type="float">
            <text:p>0</text:p>
          </table:table-cell>
          <table:table-cell table:formula="of:=AVERAGE([unfiltered.E43];[unfiltered.E55];[unfiltered.E67])" office:value-type="float" office:value="0.326666666666667" calcext:value-type="float">
            <text:p>0,327</text:p>
          </table:table-cell>
          <table:table-cell office:value-type="float" office:value="900" calcext:value-type="float">
            <text:p>900</text:p>
          </table:table-cell>
          <table:table-cell table:formula="of:=[unfiltered.P43]+[unfiltered.P55]+[unfiltered.P67]" office:value-type="float" office:value="3695.34" calcext:value-type="float">
            <text:p>3695,34</text:p>
          </table:table-cell>
          <table:table-cell table:formula="of:=[unfiltered.T43]+[unfiltered.T55]+[unfiltered.T67]" office:value-type="float" office:value="7" calcext:value-type="float">
            <text:p>7</text:p>
          </table:table-cell>
          <table:table-cell table:formula="of:=AVERAGE([unfiltered.O43];[unfiltered.O55];[unfiltered.O67])" office:value-type="float" office:value="0.24" calcext:value-type="float">
            <text:p>0,240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unfiltered.F44]+[unfiltered.F56]+[unfiltered.F68]" office:value-type="float" office:value="3033.62" calcext:value-type="float">
            <text:p>3033,62</text:p>
          </table:table-cell>
          <table:table-cell table:formula="of:=[unfiltered.J44]+[unfiltered.J56]+[unfiltered.J68]" office:value-type="float" office:value="0" calcext:value-type="float">
            <text:p>0</text:p>
          </table:table-cell>
          <table:table-cell table:formula="of:=AVERAGE([unfiltered.E44];[unfiltered.E56];[unfiltered.E68])" office:value-type="float" office:value="0.383333333333333" calcext:value-type="float">
            <text:p>0,383</text:p>
          </table:table-cell>
          <table:table-cell office:value-type="float" office:value="1200" calcext:value-type="float">
            <text:p>1200</text:p>
          </table:table-cell>
          <table:table-cell table:formula="of:=[unfiltered.P44]+[unfiltered.P56]+[unfiltered.P68]" office:value-type="float" office:value="3715.87" calcext:value-type="float">
            <text:p>3715,87</text:p>
          </table:table-cell>
          <table:table-cell table:formula="of:=[unfiltered.T44]+[unfiltered.T56]+[unfiltered.T68]" office:value-type="float" office:value="3" calcext:value-type="float">
            <text:p>3</text:p>
          </table:table-cell>
          <table:table-cell table:formula="of:=AVERAGE([unfiltered.O44];[unfiltered.O56];[unfiltered.O68])" office:value-type="float" office:value="0.316666666666667" calcext:value-type="float">
            <text:p>0,317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unfiltered.F45]+[unfiltered.F57]+[unfiltered.F69]" office:value-type="float" office:value="2709.39" calcext:value-type="float">
            <text:p>2709,39</text:p>
          </table:table-cell>
          <table:table-cell table:formula="of:=[unfiltered.J45]+[unfiltered.J57]+[unfiltered.J69]" office:value-type="float" office:value="35" calcext:value-type="float">
            <text:p>35</text:p>
          </table:table-cell>
          <table:table-cell table:formula="of:=AVERAGE([unfiltered.E45];[unfiltered.E57];[unfiltered.E69])" office:value-type="float" office:value="0.533333333333333" calcext:value-type="float">
            <text:p>0,533</text:p>
          </table:table-cell>
          <table:table-cell office:value-type="float" office:value="1500" calcext:value-type="float">
            <text:p>1500</text:p>
          </table:table-cell>
          <table:table-cell table:formula="of:=[unfiltered.P45]+[unfiltered.P57]+[unfiltered.P69]" office:value-type="float" office:value="3664.87" calcext:value-type="float">
            <text:p>3664,87</text:p>
          </table:table-cell>
          <table:table-cell table:formula="of:=[unfiltered.T45]+[unfiltered.T57]+[unfiltered.T69]" office:value-type="float" office:value="49" calcext:value-type="float">
            <text:p>49</text:p>
          </table:table-cell>
          <table:table-cell table:formula="of:=AVERAGE([unfiltered.O45];[unfiltered.O57];[unfiltered.O69])" office:value-type="float" office:value="0.393333333333333" calcext:value-type="float">
            <text:p>0,393</text:p>
          </table:table-cell>
          <table:table-cell table:number-columns-repeated="1016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unfiltered.F46]+[unfiltered.F58]+[unfiltered.F70]" office:value-type="float" office:value="2584.74" calcext:value-type="float">
            <text:p>2584,74</text:p>
          </table:table-cell>
          <table:table-cell table:formula="of:=[unfiltered.J46]+[unfiltered.J58]+[unfiltered.J70]" office:value-type="float" office:value="27" calcext:value-type="float">
            <text:p>27</text:p>
          </table:table-cell>
          <table:table-cell table:formula="of:=AVERAGE([unfiltered.E46];[unfiltered.E58];[unfiltered.E70])" office:value-type="float" office:value="0.66" calcext:value-type="float">
            <text:p>0,660</text:p>
          </table:table-cell>
          <table:table-cell office:value-type="float" office:value="1800" calcext:value-type="float">
            <text:p>1800</text:p>
          </table:table-cell>
          <table:table-cell table:formula="of:=[unfiltered.P46]+[unfiltered.P58]+[unfiltered.P70]" office:value-type="float" office:value="3626.06" calcext:value-type="float">
            <text:p>3626,06</text:p>
          </table:table-cell>
          <table:table-cell table:formula="of:=[unfiltered.T46]+[unfiltered.T58]+[unfiltered.T70]" office:value-type="float" office:value="31" calcext:value-type="float">
            <text:p>31</text:p>
          </table:table-cell>
          <table:table-cell table:formula="of:=AVERAGE([unfiltered.O46];[unfiltered.O58];[unfiltered.O70])" office:value-type="float" office:value="0.466666666666667" calcext:value-type="float">
            <text:p>0,467</text:p>
          </table:table-cell>
          <table:table-cell table:number-columns-repeated="1016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unfiltered.F47]+[unfiltered.F59]+[unfiltered.F71]" office:value-type="float" office:value="2403.63" calcext:value-type="float">
            <text:p>2403,63</text:p>
          </table:table-cell>
          <table:table-cell table:formula="of:=[unfiltered.J47]+[unfiltered.J59]+[unfiltered.J71]" office:value-type="float" office:value="59" calcext:value-type="float">
            <text:p>59</text:p>
          </table:table-cell>
          <table:table-cell table:formula="of:=AVERAGE([unfiltered.E47];[unfiltered.E59];[unfiltered.E71])" office:value-type="float" office:value="0.793333333333333" calcext:value-type="float">
            <text:p>0,793</text:p>
          </table:table-cell>
          <table:table-cell office:value-type="float" office:value="2100" calcext:value-type="float">
            <text:p>2100</text:p>
          </table:table-cell>
          <table:table-cell table:formula="of:=[unfiltered.P47]+[unfiltered.P59]+[unfiltered.P71]" office:value-type="float" office:value="3613.99" calcext:value-type="float">
            <text:p>3613,99</text:p>
          </table:table-cell>
          <table:table-cell table:formula="of:=[unfiltered.T47]+[unfiltered.T59]+[unfiltered.T71]" office:value-type="float" office:value="131" calcext:value-type="float">
            <text:p>131</text:p>
          </table:table-cell>
          <table:table-cell table:formula="of:=AVERAGE([unfiltered.O47];[unfiltered.O59];[unfiltered.O71])" office:value-type="float" office:value="0.55" calcext:value-type="float">
            <text:p>0,550</text:p>
          </table:table-cell>
          <table:table-cell table:number-columns-repeated="1016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unfiltered.F48]+[unfiltered.F60]+[unfiltered.F72]" office:value-type="float" office:value="2588.56" calcext:value-type="float">
            <text:p>2588,56</text:p>
          </table:table-cell>
          <table:table-cell table:formula="of:=[unfiltered.J48]+[unfiltered.J60]+[unfiltered.J72]" office:value-type="float" office:value="100" calcext:value-type="float">
            <text:p>100</text:p>
          </table:table-cell>
          <table:table-cell table:formula="of:=AVERAGE([unfiltered.E48];[unfiltered.E60];[unfiltered.E72])" office:value-type="float" office:value="0.82" calcext:value-type="float">
            <text:p>0,820</text:p>
          </table:table-cell>
          <table:table-cell office:value-type="float" office:value="2400" calcext:value-type="float">
            <text:p>2400</text:p>
          </table:table-cell>
          <table:table-cell table:formula="of:=[unfiltered.P48]+[unfiltered.P60]+[unfiltered.P72]" office:value-type="float" office:value="3508.17" calcext:value-type="float">
            <text:p>3508,17</text:p>
          </table:table-cell>
          <table:table-cell table:formula="of:=[unfiltered.T48]+[unfiltered.T60]+[unfiltered.T72]" office:value-type="float" office:value="174" calcext:value-type="float">
            <text:p>174</text:p>
          </table:table-cell>
          <table:table-cell table:formula="of:=AVERAGE([unfiltered.O48];[unfiltered.O60];[unfiltered.O72])" office:value-type="float" office:value="0.626666666666667" calcext:value-type="float">
            <text:p>0,627</text:p>
          </table:table-cell>
          <table:table-cell table:number-columns-repeated="1016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unfiltered.F49]+[unfiltered.F61]+[unfiltered.F73]" office:value-type="float" office:value="2587.14" calcext:value-type="float">
            <text:p>2587,14</text:p>
          </table:table-cell>
          <table:table-cell table:formula="of:=[unfiltered.J49]+[unfiltered.J61]+[unfiltered.J73]" office:value-type="float" office:value="218" calcext:value-type="float">
            <text:p>218</text:p>
          </table:table-cell>
          <table:table-cell table:formula="of:=AVERAGE([unfiltered.E49];[unfiltered.E61];[unfiltered.E73])" office:value-type="float" office:value="0.933333333333333" calcext:value-type="float">
            <text:p>0,933</text:p>
          </table:table-cell>
          <table:table-cell office:value-type="float" office:value="2700" calcext:value-type="float">
            <text:p>2700</text:p>
          </table:table-cell>
          <table:table-cell table:formula="of:=[unfiltered.P49]+[unfiltered.P61]+[unfiltered.P73]" office:value-type="float" office:value="3501.34" calcext:value-type="float">
            <text:p>3501,34</text:p>
          </table:table-cell>
          <table:table-cell table:formula="of:=[unfiltered.T49]+[unfiltered.T61]+[unfiltered.T73]" office:value-type="float" office:value="119" calcext:value-type="float">
            <text:p>119</text:p>
          </table:table-cell>
          <table:table-cell table:formula="of:=AVERAGE([unfiltered.O49];[unfiltered.O61];[unfiltered.O73])" office:value-type="float" office:value="0.7" calcext:value-type="float">
            <text:p>0,700</text:p>
          </table:table-cell>
          <table:table-cell table:number-columns-repeated="1016"/>
        </table:table-row>
        <table:table-row table:style-name="ro1">
          <table:table-cell table:style-name="ce25" office:value-type="float" office:value="3000" calcext:value-type="float">
            <text:p>3000</text:p>
          </table:table-cell>
          <table:table-cell table:style-name="ce29" table:formula="of:=[unfiltered.F50]+[unfiltered.F62]+[unfiltered.F74]" office:value-type="float" office:value="2524.69" calcext:value-type="float">
            <text:p>2524,69</text:p>
          </table:table-cell>
          <table:table-cell table:style-name="ce8" table:formula="of:=[unfiltered.J50]+[unfiltered.J62]+[unfiltered.J74]" office:value-type="float" office:value="214" calcext:value-type="float">
            <text:p>214</text:p>
          </table:table-cell>
          <table:table-cell table:style-name="ce33" table:formula="of:=AVERAGE([unfiltered.E50];[unfiltered.E62];[unfiltered.E74])" office:value-type="float" office:value="1.05666666666667" calcext:value-type="float">
            <text:p>1,057</text:p>
          </table:table-cell>
          <table:table-cell table:style-name="ce25" office:value-type="float" office:value="3000" calcext:value-type="float">
            <text:p>3000</text:p>
          </table:table-cell>
          <table:table-cell table:style-name="ce29" table:formula="of:=[unfiltered.P50]+[unfiltered.P62]+[unfiltered.P74]" office:value-type="float" office:value="3461.92" calcext:value-type="float">
            <text:p>3461,92</text:p>
          </table:table-cell>
          <table:table-cell table:style-name="ce8" table:formula="of:=[unfiltered.T50]+[unfiltered.T62]+[unfiltered.T74]" office:value-type="float" office:value="159" calcext:value-type="float">
            <text:p>159</text:p>
          </table:table-cell>
          <table:table-cell table:style-name="ce33" table:formula="of:=AVERAGE([unfiltered.O50];[unfiltered.O62];[unfiltered.O74])" office:value-type="float" office:value="0.776666666666667" calcext:value-type="float">
            <text:p>0,777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filtered.C129:filtered.K25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number:number-style style:name="N10123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10:30:47.5303601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6:09:20.235307853</meta:creation-date>
    <meta:generator>LibreOffice/5.2.7.2$Linux_X86_64 LibreOffice_project/20m0$Build-2</meta:generator>
    <dc:date>2018-06-29T23:51:19.065112343</dc:date>
    <meta:editing-duration>PT23H6M52S</meta:editing-duration>
    <meta:editing-cycles>34</meta:editing-cycles>
    <meta:document-statistic meta:table-count="2" meta:cell-count="15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maximum="1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22cm" svg:height="15.237cm" xlink:href=".." xlink:type="simple" chart:class="chart:line" chart:style-name="ch1">
        <chart:legend chart:legend-position="top" svg:x="8.622cm" svg:y="0.185cm" style:legend-expansion="wide" chart:style-name="ch2"/>
        <chart:plot-area chart:style-name="ch3" table:cell-range-address="filtered.A3:filtered.A12 filtered.D3:filtered.D12 filtered.H3:filtered.H12 filtered.D15:filtered.D24 filtered.H15:filtered.H24" chart:data-source-has-labels="both" svg:x="0.787cm" svg:y="0.688cm" svg:width="23.889cm" svg:height="14.327cm">
          <chartooo:coordinate-region svg:x="1.94cm" svg:y="0.906cm" svg:width="22.333cm" svg:height="13.425cm"/>
          <chart:axis chart:dimension="x" chart:name="primary-x" chart:style-name="ch4" chartooo:axis-type="auto">
            <chartooo:date-scale/>
            <chart:title svg:x="22.433cm" svg:y="14.611cm" chart:style-name="ch5">
              <text:p>usuários</text:p>
            </chart:title>
            <chart:categories table:cell-range-address="filtered.A3:filtered.A12"/>
          </chart:axis>
          <chart:axis chart:dimension="y" chart:name="primary-y" chart:style-name="ch6">
            <chart:title svg:x="0cm" svg:y="2.456cm" chart:style-name="ch7">
              <text:p>segundos</text:p>
            </chart:title>
            <chart:grid chart:style-name="ch8" chart:class="major"/>
          </chart:axis>
          <chart:series chart:style-name="ch9" chart:values-cell-range-address="filtered.D3:filtered.D12" loext:label-string="rr" chart:class="chart:line">
            <chart:data-point chart:repeated="10"/>
          </chart:series>
          <chart:series chart:style-name="ch10" chart:values-cell-range-address="filtered.H3:filtered.H12" loext:label-string="end_ip" chart:class="chart:line">
            <chart:data-point chart:repeated="10"/>
          </chart:series>
          <chart:series chart:style-name="ch11" chart:values-cell-range-address="filtered.D15:filtered.D24" loext:label-string="s_bc" chart:class="chart:line">
            <chart:data-point chart:repeated="10"/>
          </chart:series>
          <chart:series chart:style-name="ch12" chart:values-cell-range-address="filtered.H15:filtered.H24" loext:label-string="s_cos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</text:p>
              </table:table-cell>
              <table:table-cell office:value-type="string">
                <text:p>end_ip</text:p>
              </table:table-cell>
              <table:table-cell office:value-type="string">
                <text:p>s_bc</text:p>
              </table:table-cell>
              <table:table-cell office:value-type="string">
                <text:p>s_c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0.126666666666667">
                <text:p>0.126666666666667</text:p>
                <draw:g>
                  <svg:desc>filtered.D3:filtered.D12</svg:desc>
                </draw:g>
              </table:table-cell>
              <table:table-cell office:value-type="float" office:value="0.14">
                <text:p>0.14</text:p>
                <draw:g>
                  <svg:desc>filtered.H3:filtered.H12</svg:desc>
                </draw:g>
              </table:table-cell>
              <table:table-cell office:value-type="float" office:value="0.09">
                <text:p>0.09</text:p>
                <draw:g>
                  <svg:desc>filtered.D15:filtered.D24</svg:desc>
                </draw:g>
              </table:table-cell>
              <table:table-cell office:value-type="float" office:value="0.08">
                <text:p>0.08</text:p>
                <draw:g>
                  <svg:desc>filtered.H15:filtered.H24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19">
                <text:p>0.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37">
                <text:p>0.3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96666666666667">
                <text:p>0.496666666666667</text:p>
              </table:table-cell>
              <table:table-cell office:value-type="float" office:value="0.503333333333333">
                <text:p>0.503333333333333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64">
                <text:p>0.64</text:p>
              </table:table-cell>
              <table:table-cell office:value-type="float" office:value="0.65">
                <text:p>0.6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66">
                <text:p>0.66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.13666666666667">
                <text:p>1.13666666666667</text:p>
              </table:table-cell>
              <table:table-cell office:value-type="float" office:value="1.03666666666667">
                <text:p>1.03666666666667</text:p>
              </table:table-cell>
              <table:table-cell office:value-type="float" office:value="0.82">
                <text:p>0.82</text:p>
              </table:table-cell>
              <table:table-cell office:value-type="float" office:value="0.626666666666667">
                <text:p>0.62666666666666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19666666666667">
                <text:p>1.19666666666667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  <table:table-cell office:value-type="float" office:value="1.24">
                <text:p>1.24</text:p>
              </table:table-cell>
              <table:table-cell office:value-type="float" office:value="1.05666666666667">
                <text:p>1.05666666666667</text:p>
              </table:table-cell>
              <table:table-cell office:value-type="float" office:value="0.776666666666667">
                <text:p>0.77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07cm" svg:height="15.167cm" xlink:href=".." xlink:type="simple" chart:class="chart:line" chart:style-name="ch1">
        <chart:legend chart:legend-position="top" svg:x="8.564cm" svg:y="0.185cm" style:legend-expansion="wide" chart:style-name="ch2"/>
        <chart:plot-area chart:style-name="ch3" table:cell-range-address="filtered.A3:filtered.A12 filtered.C3:filtered.C12 filtered.G3:filtered.G12 filtered.C15:filtered.C24 filtered.G15:filtered.G24" chart:data-source-has-labels="both" svg:x="0.216cm" svg:y="0.686cm" svg:width="24.491cm" svg:height="14.453cm">
          <chartooo:coordinate-region svg:x="1.269cm" svg:y="0.905cm" svg:width="23.036cm" svg:height="13.55cm"/>
          <chart:axis chart:dimension="x" chart:name="primary-x" chart:style-name="ch4" chartooo:axis-type="auto">
            <chartooo:date-scale/>
            <chart:title svg:x="1.774cm" svg:y="14.541cm" chart:style-name="ch5">
              <text:p>usuários</text:p>
            </chart:title>
            <chart:categories table:cell-range-address="filtered.A3:filtered.A12"/>
          </chart:axis>
          <chart:axis chart:dimension="y" chart:name="primary-y" chart:style-name="ch6">
            <chart:title svg:x="0cm" svg:y="14.555cm" chart:style-name="ch7">
              <text:p>erros</text:p>
            </chart:title>
            <chart:grid chart:style-name="ch8" chart:class="major"/>
          </chart:axis>
          <chart:series chart:style-name="ch9" chart:values-cell-range-address="filtered.C3:filtered.C12" loext:label-string="rr" chart:class="chart:line">
            <chart:data-point chart:repeated="10"/>
          </chart:series>
          <chart:series chart:style-name="ch10" chart:values-cell-range-address="filtered.G3:filtered.G12" loext:label-string="end_ip" chart:class="chart:line">
            <chart:data-point chart:repeated="10"/>
          </chart:series>
          <chart:series chart:style-name="ch11" chart:values-cell-range-address="filtered.C15:filtered.C24" loext:label-string="s_bc" chart:class="chart:line">
            <chart:data-point chart:repeated="10"/>
          </chart:series>
          <chart:series chart:style-name="ch12" chart:values-cell-range-address="filtered.G15:filtered.G24" loext:label-string="s_cos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</text:p>
              </table:table-cell>
              <table:table-cell office:value-type="string">
                <text:p>end_ip</text:p>
              </table:table-cell>
              <table:table-cell office:value-type="string">
                <text:p>s_bc</text:p>
              </table:table-cell>
              <table:table-cell office:value-type="string">
                <text:p>s_c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31">
                <text:p>31</text:p>
                <draw:g>
                  <svg:desc>filtered.C3:filtered.C12</svg:desc>
                </draw:g>
              </table:table-cell>
              <table:table-cell office:value-type="float" office:value="61">
                <text:p>61</text:p>
                <draw:g>
                  <svg:desc>filtered.G3:filtered.G12</svg:desc>
                </draw:g>
              </table:table-cell>
              <table:table-cell office:value-type="float" office:value="0">
                <text:p>0</text:p>
                <draw:g>
                  <svg:desc>filtered.C15:filtered.C24</svg:desc>
                </draw:g>
              </table:table-cell>
              <table:table-cell office:value-type="float" office:value="0">
                <text:p>0</text:p>
                <draw:g>
                  <svg:desc>filtered.G15:filtered.G24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6">
                <text:p>9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98">
                <text:p>198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19">
                <text:p>219</text:p>
              </table:table-cell>
              <table:table-cell office:value-type="float" office:value="351">
                <text:p>351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10">
                <text:p>510</text:p>
              </table:table-cell>
              <table:table-cell office:value-type="float" office:value="469">
                <text:p>469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720">
                <text:p>720</text:p>
              </table:table-cell>
              <table:table-cell office:value-type="float" office:value="749">
                <text:p>749</text:p>
              </table:table-cell>
              <table:table-cell office:value-type="float" office:value="59">
                <text:p>5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826">
                <text:p>826</text:p>
              </table:table-cell>
              <table:table-cell office:value-type="float" office:value="876">
                <text:p>876</text:p>
              </table:table-cell>
              <table:table-cell office:value-type="float" office:value="100">
                <text:p>1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806">
                <text:p>806</text:p>
              </table:table-cell>
              <table:table-cell office:value-type="float" office:value="1110">
                <text:p>1110</text:p>
              </table:table-cell>
              <table:table-cell office:value-type="float" office:value="218">
                <text:p>2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21">
                <text:p>921</text:p>
              </table:table-cell>
              <table:table-cell office:value-type="float" office:value="1196">
                <text:p>1196</text:p>
              </table:table-cell>
              <table:table-cell office:value-type="float" office:value="214">
                <text:p>214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900" chart:maximum="3900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99cm" svg:height="15.238cm" xlink:href=".." xlink:type="simple" chart:class="chart:line" chart:style-name="ch1">
        <chart:legend chart:legend-position="top" svg:x="8.61cm" svg:y="0.185cm" style:legend-expansion="wide" chart:style-name="ch2"/>
        <chart:plot-area chart:style-name="ch3" table:cell-range-address="filtered.A3:filtered.B12 filtered.F3:filtered.F12 filtered.B15:filtered.B24 filtered.F15:filtered.F24" chart:data-source-has-labels="both" svg:x="0.511cm" svg:y="0.83cm" svg:width="24.267cm" svg:height="14.324cm">
          <chartooo:coordinate-region svg:x="2.065cm" svg:y="1.048cm" svg:width="22.31cm" svg:height="13.423cm"/>
          <chart:axis chart:dimension="x" chart:name="primary-x" chart:style-name="ch4" chartooo:axis-type="auto">
            <chartooo:date-scale/>
            <chart:title svg:x="22.443cm" svg:y="14.612cm" chart:style-name="ch5">
              <text:p>usuários</text:p>
            </chart:title>
            <chart:categories table:cell-range-address="filtered.A3:filtered.A12"/>
          </chart:axis>
          <chart:axis chart:dimension="y" chart:name="primary-y" chart:style-name="ch6">
            <chart:title svg:x="0cm" svg:y="6.905cm" chart:style-name="ch7">
              <text:p>média de transações por segundo</text:p>
            </chart:title>
            <chart:grid chart:style-name="ch8" chart:class="major"/>
          </chart:axis>
          <chart:series chart:style-name="ch9" chart:values-cell-range-address="filtered.B3:filtered.B12" loext:label-string="rr" chart:class="chart:line">
            <chart:data-point chart:repeated="10"/>
          </chart:series>
          <chart:series chart:style-name="ch10" chart:values-cell-range-address="filtered.F3:filtered.F12" loext:label-string="end_ip" chart:class="chart:line">
            <chart:data-point chart:repeated="10"/>
          </chart:series>
          <chart:series chart:style-name="ch11" chart:values-cell-range-address="filtered.B15:filtered.B24" loext:label-string="s_bc" chart:class="chart:line">
            <chart:data-point chart:repeated="10"/>
          </chart:series>
          <chart:series chart:style-name="ch12" chart:values-cell-range-address="filtered.F15:filtered.F24" loext:label-string="s_cos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</text:p>
              </table:table-cell>
              <table:table-cell office:value-type="string">
                <text:p>end_ip</text:p>
              </table:table-cell>
              <table:table-cell office:value-type="string">
                <text:p>s_bc</text:p>
              </table:table-cell>
              <table:table-cell office:value-type="string">
                <text:p>s_c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2380.16">
                <text:p>2380.16</text:p>
                <draw:g>
                  <svg:desc>filtered.B3:filtered.B12</svg:desc>
                </draw:g>
              </table:table-cell>
              <table:table-cell office:value-type="float" office:value="2108.15">
                <text:p>2108.15</text:p>
                <draw:g>
                  <svg:desc>filtered.F3:filtered.F12</svg:desc>
                </draw:g>
              </table:table-cell>
              <table:table-cell office:value-type="float" office:value="3229.72">
                <text:p>3229.72</text:p>
                <draw:g>
                  <svg:desc>filtered.B15:filtered.B24</svg:desc>
                </draw:g>
              </table:table-cell>
              <table:table-cell office:value-type="float" office:value="3847">
                <text:p>3847</text:p>
                <draw:g>
                  <svg:desc>filtered.F15:filtered.F24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404.32">
                <text:p>2404.32</text:p>
              </table:table-cell>
              <table:table-cell office:value-type="float" office:value="2215.04">
                <text:p>2215.04</text:p>
              </table:table-cell>
              <table:table-cell office:value-type="float" office:value="3140.02">
                <text:p>3140.02</text:p>
              </table:table-cell>
              <table:table-cell office:value-type="float" office:value="3749.08">
                <text:p>3749.0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381.05">
                <text:p>2381.05</text:p>
              </table:table-cell>
              <table:table-cell office:value-type="float" office:value="2105.39">
                <text:p>2105.39</text:p>
              </table:table-cell>
              <table:table-cell office:value-type="float" office:value="2702.64">
                <text:p>2702.64</text:p>
              </table:table-cell>
              <table:table-cell office:value-type="float" office:value="3695.34">
                <text:p>3695.3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355.91">
                <text:p>2355.91</text:p>
              </table:table-cell>
              <table:table-cell office:value-type="float" office:value="2316.34">
                <text:p>2316.34</text:p>
              </table:table-cell>
              <table:table-cell office:value-type="float" office:value="3033.62">
                <text:p>3033.62</text:p>
              </table:table-cell>
              <table:table-cell office:value-type="float" office:value="3715.87">
                <text:p>3715.8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263.1">
                <text:p>2263.1</text:p>
              </table:table-cell>
              <table:table-cell office:value-type="float" office:value="2227.47">
                <text:p>2227.47</text:p>
              </table:table-cell>
              <table:table-cell office:value-type="float" office:value="2709.39">
                <text:p>2709.39</text:p>
              </table:table-cell>
              <table:table-cell office:value-type="float" office:value="3664.87">
                <text:p>3664.8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12.33">
                <text:p>2212.33</text:p>
              </table:table-cell>
              <table:table-cell office:value-type="float" office:value="2238.5">
                <text:p>2238.5</text:p>
              </table:table-cell>
              <table:table-cell office:value-type="float" office:value="2584.74">
                <text:p>2584.74</text:p>
              </table:table-cell>
              <table:table-cell office:value-type="float" office:value="3626.06">
                <text:p>3626.0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18.42">
                <text:p>2118.42</text:p>
              </table:table-cell>
              <table:table-cell office:value-type="float" office:value="2020.47">
                <text:p>2020.47</text:p>
              </table:table-cell>
              <table:table-cell office:value-type="float" office:value="2403.63">
                <text:p>2403.63</text:p>
              </table:table-cell>
              <table:table-cell office:value-type="float" office:value="3613.99">
                <text:p>3613.9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943.66">
                <text:p>1943.66</text:p>
              </table:table-cell>
              <table:table-cell office:value-type="float" office:value="2155.3">
                <text:p>2155.3</text:p>
              </table:table-cell>
              <table:table-cell office:value-type="float" office:value="2588.56">
                <text:p>2588.56</text:p>
              </table:table-cell>
              <table:table-cell office:value-type="float" office:value="3508.17">
                <text:p>3508.1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080.64">
                <text:p>2080.64</text:p>
              </table:table-cell>
              <table:table-cell office:value-type="float" office:value="2145.07">
                <text:p>2145.07</text:p>
              </table:table-cell>
              <table:table-cell office:value-type="float" office:value="2587.14">
                <text:p>2587.14</text:p>
              </table:table-cell>
              <table:table-cell office:value-type="float" office:value="3501.34">
                <text:p>3501.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26.13">
                <text:p>2126.13</text:p>
              </table:table-cell>
              <table:table-cell office:value-type="float" office:value="2192.76">
                <text:p>2192.76</text:p>
              </table:table-cell>
              <table:table-cell office:value-type="float" office:value="2524.69">
                <text:p>2524.69</text:p>
              </table:table-cell>
              <table:table-cell office:value-type="float" office:value="3461.92">
                <text:p>3461.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